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2in" svg:height="3.5449in" svg:x="13.3484in" svg:y="0.4413in">
            <draw:object draw:notify-on-update-of-ranges="Sheet1.B2:Sheet1.B10 Sheet1.A2:Sheet1.A2 Sheet1.N2:Sheet1.N10 Sheet1.A11:Sheet1.A11 Sheet1.N11:Sheet1.N19 Sheet1.A20:Sheet1.A20 Sheet1.N20:Sheet1.N28 Sheet1.A29:Sheet1.A29 Sheet1.N29:Sheet1.N37 Sheet1.A38:Sheet1.A38 Sheet1.N38:Sheet1.N46 Sheet1.A47:Sheet1.A47 Sheet1.N47:Sheet1.N55 Sheet1.A56:Sheet1.A56 Sheet1.N56:Sheet1.N64 Sheet1.A65:Sheet1.A65 Sheet1.N65:Sheet1.N73 Sheet1.A74:Sheet1.A74 Sheet1.N74:Sheet1.N82 Sheet1.A83:Sheet1.A83 Sheet1.N83:Sheet1.N91 Sheet1.A92:Sheet1.A92 Sheet1.N92:Sheet1.N100 Sheet1.A101:Sheet1.A101 Sheet1.N101:Sheet1.N109 Sheet1.A110:Sheet1.A110 Sheet1.N110:Sheet1.N1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92in" svg:height="3.5449in" svg:x="13.2787in" svg:y="4.122in">
            <draw:object draw:notify-on-update-of-ranges="Sheet1.B2:Sheet1.B10 Sheet1.A2:Sheet1.A2 Sheet1.M2:Sheet1.M10 Sheet1.A11:Sheet1.A11 Sheet1.M11:Sheet1.M19 Sheet1.A20:Sheet1.A20 Sheet1.M20:Sheet1.M28 Sheet1.A29:Sheet1.A29 Sheet1.M29:Sheet1.M37 Sheet1.A38:Sheet1.A38 Sheet1.M38:Sheet1.M46 Sheet1.A47:Sheet1.A47 Sheet1.M47:Sheet1.M55 Sheet1.A56:Sheet1.A56 Sheet1.M56:Sheet1.M64 Sheet1.A65:Sheet1.A65 Sheet1.M65:Sheet1.M73 Sheet1.A74:Sheet1.A74 Sheet1.M74:Sheet1.M82 Sheet1.A83:Sheet1.A83 Sheet1.M83:Sheet1.M91 Sheet1.A92:Sheet1.A92 Sheet1.M92:Sheet1.M100 Sheet1.A101:Sheet1.A101 Sheet1.M101:Sheet1.M109 Sheet1.A110:Sheet1.A110 Sheet1.M110:Sheet1.M1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>
            <text:p>MinPTS</text:p>
          </table:table-cell>
          <table:table-cell office:value-type="string">
            <text:p>Threshold</text:p>
          </table:table-cell>
          <table:table-cell office:value-type="string">
            <text:p>WD_6-8</text:p>
          </table:table-cell>
          <table:table-cell office:value-type="string">
            <text:p>WD_8-10</text:p>
          </table:table-cell>
          <table:table-cell office:value-type="string">
            <text:p>WD_10-12</text:p>
          </table:table-cell>
          <table:table-cell office:value-type="string">
            <text:p>WD_12-14</text:p>
          </table:table-cell>
          <table:table-cell office:value-type="string">
            <text:p>WD_14-16</text:p>
          </table:table-cell>
          <table:table-cell office:value-type="string">
            <text:p>WD_16-18</text:p>
          </table:table-cell>
          <table:table-cell office:value-type="string">
            <text:p>WD_18-20</text:p>
          </table:table-cell>
          <table:table-cell office:value-type="string">
            <text:p>WD_20-22</text:p>
          </table:table-cell>
          <table:table-cell office:value-type="string">
            <text:p>WD_22-24</text:p>
          </table:table-cell>
          <table:table-cell office:value-type="string">
            <text:p>WD_0-2</text:p>
          </table:table-cell>
          <table:table-cell office:value-type="string">
            <text:p>Average1</text:p>
          </table:table-cell>
          <table:table-cell office:value-type="string">
            <text:p>Average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95049461261423">
            <text:p>0.9950494613</text:p>
          </table:table-cell>
          <table:table-cell office:value-type="float" office:value="0.0960853768849806">
            <text:p>0.0960853769</text:p>
          </table:table-cell>
          <table:table-cell table:number-columns-repeated="2" office:value-type="float" office:value="0">
            <text:p>0</text:p>
          </table:table-cell>
          <table:table-cell office:value-type="float" office:value="0.994724845878272">
            <text:p>0.9947248459</text:p>
          </table:table-cell>
          <table:table-cell office:value-type="float" office:value="0.995504432210625">
            <text:p>0.9955044322</text:p>
          </table:table-cell>
          <table:table-cell office:value-type="float" office:value="0">
            <text:p>0</text:p>
          </table:table-cell>
          <table:table-cell table:formula="of:=SUM([.C2:.L2])/10" office:value-type="float" office:value="0.30813641162353">
            <text:p>0.3081364116</text:p>
          </table:table-cell>
          <table:table-cell table:formula="of:=IF(ISERROR(SUM([.C2:.L2])/(10-COUNTIF([.C2:.L2];0)));0;SUM([.C2:.L2])/(10-COUNTIF([.C2:.L2];0)))" office:value-type="float" office:value="0.770341029058825">
            <text:p>0.770341029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994624552415571">
            <text:p>0.9946245524</text:p>
          </table:table-cell>
          <table:table-cell office:value-type="float" office:value="0.993629162303511">
            <text:p>0.9936291623</text:p>
          </table:table-cell>
          <table:table-cell office:value-type="float" office:value="0.870957949720716">
            <text:p>0.8709579497</text:p>
          </table:table-cell>
          <table:table-cell office:value-type="float" office:value="0.980577389373649">
            <text:p>0.9805773894</text:p>
          </table:table-cell>
          <table:table-cell office:value-type="float" office:value="0.524978535770609">
            <text:p>0.5249785358</text:p>
          </table:table-cell>
          <table:table-cell office:value-type="float" office:value="0.663626068265539">
            <text:p>0.6636260683</text:p>
          </table:table-cell>
          <table:table-cell office:value-type="float" office:value="0.996086102991707">
            <text:p>0.996086103</text:p>
          </table:table-cell>
          <table:table-cell office:value-type="float" office:value="0.996248946867512">
            <text:p>0.9962489469</text:p>
          </table:table-cell>
          <table:table-cell office:value-type="float" office:value="0">
            <text:p>0</text:p>
          </table:table-cell>
          <table:table-cell table:formula="of:=SUM([.C3:.L3])/10" office:value-type="float" office:value="0.702072870770881">
            <text:p>0.7020728708</text:p>
          </table:table-cell>
          <table:table-cell table:formula="of:=IF(ISERROR(SUM([.C3:.L3])/(10-COUNTIF([.C3:.L3];0)));0;SUM([.C3:.L3])/(10-COUNTIF([.C3:.L3];0)))" office:value-type="float" office:value="0.877591088463602">
            <text:p>0.877591088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991165839338334">
            <text:p>0.9911658393</text:p>
          </table:table-cell>
          <table:table-cell office:value-type="float" office:value="0.993629162303511">
            <text:p>0.9936291623</text:p>
          </table:table-cell>
          <table:table-cell office:value-type="float" office:value="0.9338830713953">
            <text:p>0.9338830714</text:p>
          </table:table-cell>
          <table:table-cell office:value-type="float" office:value="0.87833843266494">
            <text:p>0.87833843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6086102991707">
            <text:p>0.9960861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:.L4])/10" office:value-type="float" office:value="0.776033989712026">
            <text:p>0.7760339897</text:p>
          </table:table-cell>
          <table:table-cell table:formula="of:=IF(ISERROR(SUM([.C4:.L4])/(10-COUNTIF([.C4:.L4];0)));0;SUM([.C4:.L4])/(10-COUNTIF([.C4:.L4];0)))" office:value-type="float" office:value="0.970042487140033">
            <text:p>0.970042487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88758383974578">
            <text:p>0.988758384</text:p>
          </table:table-cell>
          <table:table-cell office:value-type="float" office:value="0.993629162303511">
            <text:p>0.9936291623</text:p>
          </table:table-cell>
          <table:table-cell office:value-type="float" office:value="0.911706759812748">
            <text:p>0.9117067598</text:p>
          </table:table-cell>
          <table:table-cell office:value-type="float" office:value="0.797814291150117">
            <text:p>0.7978142912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62528933529465">
            <text:p>0.9625289335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:.L5])/10" office:value-type="float" office:value="0.762167481919689">
            <text:p>0.7621674819</text:p>
          </table:table-cell>
          <table:table-cell table:formula="of:=IF(ISERROR(SUM([.C5:.L5])/(10-COUNTIF([.C5:.L5];0)));0;SUM([.C5:.L5])/(10-COUNTIF([.C5:.L5];0)))" office:value-type="float" office:value="0.952709352399611">
            <text:p>0.952709352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988758383974578">
            <text:p>0.988758384</text:p>
          </table:table-cell>
          <table:table-cell office:value-type="float" office:value="0.985980703776419">
            <text:p>0.9859807038</text:p>
          </table:table-cell>
          <table:table-cell office:value-type="float" office:value="0.911706759812748">
            <text:p>0.9117067598</text:p>
          </table:table-cell>
          <table:table-cell office:value-type="float" office:value="0.926205615889892">
            <text:p>0.9262056159</text:p>
          </table:table-cell>
          <table:table-cell office:value-type="float" office:value="0.816039474727508">
            <text:p>0.8160394747</text:p>
          </table:table-cell>
          <table:table-cell office:value-type="float" office:value="0.991915029020281">
            <text:p>0.991915029</text:p>
          </table:table-cell>
          <table:table-cell office:value-type="float" office:value="0.962528933529465">
            <text:p>0.9625289335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:.L6])/10" office:value-type="float" office:value="0.757905634712504">
            <text:p>0.7579056347</text:p>
          </table:table-cell>
          <table:table-cell table:formula="of:=IF(ISERROR(SUM([.C6:.L6])/(10-COUNTIF([.C6:.L6];0)));0;SUM([.C6:.L6])/(10-COUNTIF([.C6:.L6];0)))" office:value-type="float" office:value="0.94738204339063">
            <text:p>0.947382043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88758383974578">
            <text:p>0.988758384</text:p>
          </table:table-cell>
          <table:table-cell office:value-type="float" office:value="0.979953380265079">
            <text:p>0.9799533803</text:p>
          </table:table-cell>
          <table:table-cell office:value-type="float" office:value="0.961258532227124">
            <text:p>0.9612585322</text:p>
          </table:table-cell>
          <table:table-cell office:value-type="float" office:value="0.926205615889892">
            <text:p>0.9262056159</text:p>
          </table:table-cell>
          <table:table-cell office:value-type="float" office:value="0.816039474727508">
            <text:p>0.8160394747</text:p>
          </table:table-cell>
          <table:table-cell office:value-type="float" office:value="0.991915029020281">
            <text:p>0.991915029</text:p>
          </table:table-cell>
          <table:table-cell office:value-type="float" office:value="0.944804621016039">
            <text:p>0.944804621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:.L7])/10" office:value-type="float" office:value="0.760485648351465">
            <text:p>0.7604856484</text:p>
          </table:table-cell>
          <table:table-cell table:formula="of:=IF(ISERROR(SUM([.C7:.L7])/(10-COUNTIF([.C7:.L7];0)));0;SUM([.C7:.L7])/(10-COUNTIF([.C7:.L7];0)))" office:value-type="float" office:value="0.950607060439331">
            <text:p>0.950607060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988758383974578">
            <text:p>0.988758384</text:p>
          </table:table-cell>
          <table:table-cell office:value-type="float" office:value="0.979953380265079">
            <text:p>0.9799533803</text:p>
          </table:table-cell>
          <table:table-cell office:value-type="float" office:value="0.946686631953587">
            <text:p>0.946686632</text:p>
          </table:table-cell>
          <table:table-cell office:value-type="float" office:value="0.888891950673656">
            <text:p>0.8888919507</text:p>
          </table:table-cell>
          <table:table-cell office:value-type="float" office:value="0.922874582417478">
            <text:p>0.9228745824</text:p>
          </table:table-cell>
          <table:table-cell office:value-type="float" office:value="0.991915029020281">
            <text:p>0.991915029</text:p>
          </table:table-cell>
          <table:table-cell office:value-type="float" office:value="0.918340850265455">
            <text:p>0.9183408503</text:p>
          </table:table-cell>
          <table:table-cell office:value-type="float" office:value="0.920632940133001">
            <text:p>0.9206329401</text:p>
          </table:table-cell>
          <table:table-cell office:value-type="float" office:value="0.995684361486359">
            <text:p>0.9956843615</text:p>
          </table:table-cell>
          <table:table-cell table:formula="of:=SUM([.C8:.L8])/10" office:value-type="float" office:value="0.855373811018947">
            <text:p>0.855373811</text:p>
          </table:table-cell>
          <table:table-cell table:formula="of:=IF(ISERROR(SUM([.C8:.L8])/(10-COUNTIF([.C8:.L8];0)));0;SUM([.C8:.L8])/(10-COUNTIF([.C8:.L8];0)))" office:value-type="float" office:value="0.950415345576608">
            <text:p>0.950415345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886627894799113">
            <text:p>0.8866278948</text:p>
          </table:table-cell>
          <table:table-cell office:value-type="float" office:value="0.860536332515654">
            <text:p>0.8605363325</text:p>
          </table:table-cell>
          <table:table-cell office:value-type="float" office:value="0.837246579637008">
            <text:p>0.8372465796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93949395882509">
            <text:p>0.8939493959</text:p>
          </table:table-cell>
          <table:table-cell office:value-type="float" office:value="0.910802001873792">
            <text:p>0.9108020019</text:p>
          </table:table-cell>
          <table:table-cell office:value-type="float" office:value="0.995684361486359">
            <text:p>0.9956843615</text:p>
          </table:table-cell>
          <table:table-cell table:formula="of:=SUM([.C9:.L9])/10" office:value-type="float" office:value="0.82577815668965">
            <text:p>0.8257781567</text:p>
          </table:table-cell>
          <table:table-cell table:formula="of:=IF(ISERROR(SUM([.C9:.L9])/(10-COUNTIF([.C9:.L9];0)));0;SUM([.C9:.L9])/(10-COUNTIF([.C9:.L9];0)))" office:value-type="float" office:value="0.917531285210722">
            <text:p>0.917531285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07548182334346">
            <text:p>0.8075481823</text:p>
          </table:table-cell>
          <table:table-cell office:value-type="float" office:value="0.729718544064864">
            <text:p>0.7297185441</text:p>
          </table:table-cell>
          <table:table-cell office:value-type="float" office:value="0.791165412305167">
            <text:p>0.7911654123</text:p>
          </table:table-cell>
          <table:table-cell office:value-type="float" office:value="0.750017476395118">
            <text:p>0.7500174764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.995684361486359">
            <text:p>0.9956843615</text:p>
          </table:table-cell>
          <table:table-cell table:formula="of:=SUM([.C10:.L10])/10" office:value-type="float" office:value="0.850355794053116">
            <text:p>0.8503557941</text:p>
          </table:table-cell>
          <table:table-cell table:formula="of:=IF(ISERROR(SUM([.C10:.L10])/(10-COUNTIF([.C10:.L10];0)));0;SUM([.C10:.L10])/(10-COUNTIF([.C10:.L10];0)))" office:value-type="float" office:value="0.850355794053116">
            <text:p>0.8503557941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5">
            <text:p>0.005</text:p>
          </table:table-cell>
          <table:table-cell table:number-columns-repeated="8" office:value-type="float" office:value="0">
            <text:p>0</text:p>
          </table:table-cell>
          <table:table-cell office:value-type="float" office:value="0.995504432210625">
            <text:p>0.9955044322</text:p>
          </table:table-cell>
          <table:table-cell office:value-type="float" office:value="0">
            <text:p>0</text:p>
          </table:table-cell>
          <table:table-cell table:formula="of:=SUM([.C11:.L11])/10" office:value-type="float" office:value="0.0995504432210625">
            <text:p>0.0995504432</text:p>
          </table:table-cell>
          <table:table-cell table:formula="of:=IF(ISERROR(SUM([.C11:.L11])/(10-COUNTIF([.C11:.L11];0)));0;SUM([.C11:.L11])/(10-COUNTIF([.C11:.L11];0)))" office:value-type="float" office:value="0.995504432210625">
            <text:p>0.995504432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993629162303511">
            <text:p>0.9936291623</text:p>
          </table:table-cell>
          <table:table-cell office:value-type="float" office:value="0.991899109268109">
            <text:p>0.9918991093</text:p>
          </table:table-cell>
          <table:table-cell office:value-type="float" office:value="0.993501462955659">
            <text:p>0.993501463</text:p>
          </table:table-cell>
          <table:table-cell office:value-type="float" office:value="0.0992832221180982">
            <text:p>0.0992832221</text:p>
          </table:table-cell>
          <table:table-cell office:value-type="float" office:value="0">
            <text:p>0</text:p>
          </table:table-cell>
          <table:table-cell office:value-type="float" office:value="0.996086102991707">
            <text:p>0.996086103</text:p>
          </table:table-cell>
          <table:table-cell office:value-type="float" office:value="0.996248946867512">
            <text:p>0.9962489469</text:p>
          </table:table-cell>
          <table:table-cell office:value-type="float" office:value="0">
            <text:p>0</text:p>
          </table:table-cell>
          <table:table-cell table:formula="of:=SUM([.C12:.L12])/10" office:value-type="float" office:value="0.50706480065046">
            <text:p>0.5070648007</text:p>
          </table:table-cell>
          <table:table-cell table:formula="of:=IF(ISERROR(SUM([.C12:.L12])/(10-COUNTIF([.C12:.L12];0)));0;SUM([.C12:.L12])/(10-COUNTIF([.C12:.L12];0)))" office:value-type="float" office:value="0.8451080010841">
            <text:p>0.8451080011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991235536816451">
            <text:p>0.9912355368</text:p>
          </table:table-cell>
          <table:table-cell office:value-type="float" office:value="0.993629162303511">
            <text:p>0.9936291623</text:p>
          </table:table-cell>
          <table:table-cell office:value-type="float" office:value="0.987934770940655">
            <text:p>0.9879347709</text:p>
          </table:table-cell>
          <table:table-cell office:value-type="float" office:value="0.718002883124381">
            <text:p>0.7180028831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6086102991707">
            <text:p>0.9960861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13:.L13])/10" office:value-type="float" office:value="0.765412574460318">
            <text:p>0.7654125745</text:p>
          </table:table-cell>
          <table:table-cell table:formula="of:=IF(ISERROR(SUM([.C13:.L13])/(10-COUNTIF([.C13:.L13];0)));0;SUM([.C13:.L13])/(10-COUNTIF([.C13:.L13];0)))" office:value-type="float" office:value="0.956765718075397">
            <text:p>0.9567657181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93629162303511">
            <text:p>0.9936291623</text:p>
          </table:table-cell>
          <table:table-cell office:value-type="float" office:value="0.898424068013082">
            <text:p>0.898424068</text:p>
          </table:table-cell>
          <table:table-cell office:value-type="float" office:value="0.752654939286783">
            <text:p>0.7526549393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62528933529465">
            <text:p>0.9625289335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14:.L14])/10" office:value-type="float" office:value="0.756224399981217">
            <text:p>0.7562244</text:p>
          </table:table-cell>
          <table:table-cell table:formula="of:=IF(ISERROR(SUM([.C14:.L14])/(10-COUNTIF([.C14:.L14];0)));0;SUM([.C14:.L14])/(10-COUNTIF([.C14:.L14];0)))" office:value-type="float" office:value="0.945280499976521">
            <text:p>0.945280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93629162303511">
            <text:p>0.9936291623</text:p>
          </table:table-cell>
          <table:table-cell office:value-type="float" office:value="0.898424068013082">
            <text:p>0.898424068</text:p>
          </table:table-cell>
          <table:table-cell office:value-type="float" office:value="0.975553802653297">
            <text:p>0.9755538027</text:p>
          </table:table-cell>
          <table:table-cell office:value-type="float" office:value="0.754615899412194">
            <text:p>0.7546158994</text:p>
          </table:table-cell>
          <table:table-cell office:value-type="float" office:value="0.991915029020281">
            <text:p>0.991915029</text:p>
          </table:table-cell>
          <table:table-cell office:value-type="float" office:value="0.962528933529465">
            <text:p>0.9625289335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15:.L15])/10" office:value-type="float" office:value="0.756035794957883">
            <text:p>0.756035795</text:p>
          </table:table-cell>
          <table:table-cell table:formula="of:=IF(ISERROR(SUM([.C15:.L15])/(10-COUNTIF([.C15:.L15];0)));0;SUM([.C15:.L15])/(10-COUNTIF([.C15:.L15];0)))" office:value-type="float" office:value="0.945044743697354">
            <text:p>0.945044743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7078808320795">
            <text:p>0.9707880832</text:p>
          </table:table-cell>
          <table:table-cell office:value-type="float" office:value="0.975553802653297">
            <text:p>0.9755538027</text:p>
          </table:table-cell>
          <table:table-cell office:value-type="float" office:value="0.754615899412194">
            <text:p>0.7546158994</text:p>
          </table:table-cell>
          <table:table-cell office:value-type="float" office:value="0.991915029020281">
            <text:p>0.991915029</text:p>
          </table:table-cell>
          <table:table-cell office:value-type="float" office:value="0.944804621016039">
            <text:p>0.944804621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16:.L16])/10" office:value-type="float" office:value="0.760039073876876">
            <text:p>0.7600390739</text:p>
          </table:table-cell>
          <table:table-cell table:formula="of:=IF(ISERROR(SUM([.C16:.L16])/(10-COUNTIF([.C16:.L16];0)));0;SUM([.C16:.L16])/(10-COUNTIF([.C16:.L16];0)))" office:value-type="float" office:value="0.950048842346095">
            <text:p>0.950048842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60797145509283">
            <text:p>0.9607971455</text:p>
          </table:table-cell>
          <table:table-cell office:value-type="float" office:value="0.888891950673656">
            <text:p>0.888891950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.918340850265455">
            <text:p>0.9183408503</text:p>
          </table:table-cell>
          <table:table-cell office:value-type="float" office:value="0.920632940133001">
            <text:p>0.9206329401</text:p>
          </table:table-cell>
          <table:table-cell office:value-type="float" office:value="0.995684361486359">
            <text:p>0.9956843615</text:p>
          </table:table-cell>
          <table:table-cell table:formula="of:=SUM([.C17:.L17])/10" office:value-type="float" office:value="0.860790251947671">
            <text:p>0.8607902519</text:p>
          </table:table-cell>
          <table:table-cell table:formula="of:=IF(ISERROR(SUM([.C17:.L17])/(10-COUNTIF([.C17:.L17];0)));0;SUM([.C17:.L17])/(10-COUNTIF([.C17:.L17];0)))" office:value-type="float" office:value="0.95643361327519">
            <text:p>0.956433613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059960297956">
            <text:p>0.9059960298</text:p>
          </table:table-cell>
          <table:table-cell office:value-type="float" office:value="0.807923331548178">
            <text:p>0.8079233315</text:p>
          </table:table-cell>
          <table:table-cell office:value-type="float" office:value="0.880042305683774">
            <text:p>0.8800423057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93949395882509">
            <text:p>0.8939493959</text:p>
          </table:table-cell>
          <table:table-cell office:value-type="float" office:value="0.910802001873792">
            <text:p>0.9108020019</text:p>
          </table:table-cell>
          <table:table-cell office:value-type="float" office:value="0.995684361486359">
            <text:p>0.9956843615</text:p>
          </table:table-cell>
          <table:table-cell table:formula="of:=SUM([.C18:.L18])/10" office:value-type="float" office:value="0.826733242697228">
            <text:p>0.8267332427</text:p>
          </table:table-cell>
          <table:table-cell table:formula="of:=IF(ISERROR(SUM([.C18:.L18])/(10-COUNTIF([.C18:.L18];0)));0;SUM([.C18:.L18])/(10-COUNTIF([.C18:.L18];0)))" office:value-type="float" office:value="0.918592491885809">
            <text:p>0.9185924919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29718544064864">
            <text:p>0.7297185441</text:p>
          </table:table-cell>
          <table:table-cell office:value-type="float" office:value="0.738998219358023">
            <text:p>0.7389982194</text:p>
          </table:table-cell>
          <table:table-cell office:value-type="float" office:value="0.838625454056641">
            <text:p>0.8386254541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.995684361486359">
            <text:p>0.9956843615</text:p>
          </table:table-cell>
          <table:table-cell table:formula="of:=SUM([.C19:.L19])/10" office:value-type="float" office:value="0.773245054291119">
            <text:p>0.7732450543</text:p>
          </table:table-cell>
          <table:table-cell table:formula="of:=IF(ISERROR(SUM([.C19:.L19])/(10-COUNTIF([.C19:.L19];0)));0;SUM([.C19:.L19])/(10-COUNTIF([.C19:.L19];0)))" office:value-type="float" office:value="0.859161171434577">
            <text:p>0.8591611714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20:.L20])/10" office:value-type="float" office:value="0">
            <text:p>0</text:p>
          </table:table-cell>
          <table:table-cell table:formula="of:=IF(ISERROR(SUM([.C20:.L20])/(10-COUNTIF([.C20:.L20];0)));0;SUM([.C20:.L20])/(10-COUNTIF([.C20:.L20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997755624527206">
            <text:p>0.9977556245</text:p>
          </table:table-cell>
          <table:table-cell office:value-type="float" office:value="0.994503472302474">
            <text:p>0.9945034723</text:p>
          </table:table-cell>
          <table:table-cell office:value-type="float" office:value="0.980073603055654">
            <text:p>0.9800736031</text:p>
          </table:table-cell>
          <table:table-cell office:value-type="float" office:value="0">
            <text:p>0</text:p>
          </table:table-cell>
          <table:table-cell office:value-type="float" office:value="0.995024767001275">
            <text:p>0.995024767</text:p>
          </table:table-cell>
          <table:table-cell office:value-type="float" office:value="0.996075137482576">
            <text:p>0.9960751375</text:p>
          </table:table-cell>
          <table:table-cell office:value-type="float" office:value="0">
            <text:p>0</text:p>
          </table:table-cell>
          <table:table-cell table:formula="of:=SUM([.C21:.L21])/10" office:value-type="float" office:value="0.496343260436919">
            <text:p>0.4963432604</text:p>
          </table:table-cell>
          <table:table-cell table:formula="of:=IF(ISERROR(SUM([.C21:.L21])/(10-COUNTIF([.C21:.L21];0)));0;SUM([.C21:.L21])/(10-COUNTIF([.C21:.L21];0)))" office:value-type="float" office:value="0.992686520873837">
            <text:p>0.9926865209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991235536816451">
            <text:p>0.9912355368</text:p>
          </table:table-cell>
          <table:table-cell office:value-type="float" office:value="0.993629162303511">
            <text:p>0.9936291623</text:p>
          </table:table-cell>
          <table:table-cell office:value-type="float" office:value="0.992194986752208">
            <text:p>0.9921949868</text:p>
          </table:table-cell>
          <table:table-cell office:value-type="float" office:value="0.993409095041862">
            <text:p>0.99340909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6086102991707">
            <text:p>0.9960861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22:.L22])/10" office:value-type="float" office:value="0.793379217233221">
            <text:p>0.7933792172</text:p>
          </table:table-cell>
          <table:table-cell table:formula="of:=IF(ISERROR(SUM([.C22:.L22])/(10-COUNTIF([.C22:.L22];0)));0;SUM([.C22:.L22])/(10-COUNTIF([.C22:.L22];0)))" office:value-type="float" office:value="0.991724021541526">
            <text:p>0.991724021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93629162303511">
            <text:p>0.9936291623</text:p>
          </table:table-cell>
          <table:table-cell office:value-type="float" office:value="0.99023649049118">
            <text:p>0.9902364905</text:p>
          </table:table-cell>
          <table:table-cell office:value-type="float" office:value="0.752654939286783">
            <text:p>0.7526549393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6086102991707">
            <text:p>0.9960861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23:.L23])/10" office:value-type="float" office:value="0.768761359175251">
            <text:p>0.7687613592</text:p>
          </table:table-cell>
          <table:table-cell table:formula="of:=IF(ISERROR(SUM([.C23:.L23])/(10-COUNTIF([.C23:.L23];0)));0;SUM([.C23:.L23])/(10-COUNTIF([.C23:.L23];0)))" office:value-type="float" office:value="0.960951698969063">
            <text:p>0.960951699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93629162303511">
            <text:p>0.9936291623</text:p>
          </table:table-cell>
          <table:table-cell office:value-type="float" office:value="0.99023649049118">
            <text:p>0.9902364905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6086102991707">
            <text:p>0.9960861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24:.L24])/10" office:value-type="float" office:value="0.791051245511902">
            <text:p>0.7910512455</text:p>
          </table:table-cell>
          <table:table-cell table:formula="of:=IF(ISERROR(SUM([.C24:.L24])/(10-COUNTIF([.C24:.L24];0)));0;SUM([.C24:.L24])/(10-COUNTIF([.C24:.L24];0)))" office:value-type="float" office:value="0.988814056889878">
            <text:p>0.9888140569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79606894148786">
            <text:p>0.9796068941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44804621016039">
            <text:p>0.944804621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25:.L25])/10" office:value-type="float" office:value="0.783399446330945">
            <text:p>0.7833994463</text:p>
          </table:table-cell>
          <table:table-cell table:formula="of:=IF(ISERROR(SUM([.C25:.L25])/(10-COUNTIF([.C25:.L25];0)));0;SUM([.C25:.L25])/(10-COUNTIF([.C25:.L25];0)))" office:value-type="float" office:value="0.979249307913681">
            <text:p>0.9792493079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60797145509283">
            <text:p>0.9607971455</text:p>
          </table:table-cell>
          <table:table-cell office:value-type="float" office:value="0.975553802653297">
            <text:p>0.975553802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.918340850265455">
            <text:p>0.91834085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26:.L26])/10" office:value-type="float" office:value="0.777416851623114">
            <text:p>0.7774168516</text:p>
          </table:table-cell>
          <table:table-cell table:formula="of:=IF(ISERROR(SUM([.C26:.L26])/(10-COUNTIF([.C26:.L26];0)));0;SUM([.C26:.L26])/(10-COUNTIF([.C26:.L26];0)))" office:value-type="float" office:value="0.971771064528892">
            <text:p>0.971771064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807923331548178">
            <text:p>0.8079233315</text:p>
          </table:table-cell>
          <table:table-cell office:value-type="float" office:value="0.880042305683774">
            <text:p>0.8800423057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93949395882509">
            <text:p>0.8939493959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27:.L27])/10" office:value-type="float" office:value="0.742831191506022">
            <text:p>0.7428311915</text:p>
          </table:table-cell>
          <table:table-cell table:formula="of:=IF(ISERROR(SUM([.C27:.L27])/(10-COUNTIF([.C27:.L27];0)));0;SUM([.C27:.L27])/(10-COUNTIF([.C27:.L27];0)))" office:value-type="float" office:value="0.928538989382528">
            <text:p>0.9285389894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29718544064864">
            <text:p>0.7297185441</text:p>
          </table:table-cell>
          <table:table-cell office:value-type="float" office:value="0.738998219358023">
            <text:p>0.7389982194</text:p>
          </table:table-cell>
          <table:table-cell office:value-type="float" office:value="0.838625454056641">
            <text:p>0.8386254541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28:.L28])/10" office:value-type="float" office:value="0.673676618142483">
            <text:p>0.6736766181</text:p>
          </table:table-cell>
          <table:table-cell table:formula="of:=IF(ISERROR(SUM([.C28:.L28])/(10-COUNTIF([.C28:.L28];0)));0;SUM([.C28:.L28])/(10-COUNTIF([.C28:.L28];0)))" office:value-type="float" office:value="0.842095772678104">
            <text:p>0.8420957727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29:.L29])/10" office:value-type="float" office:value="0">
            <text:p>0</text:p>
          </table:table-cell>
          <table:table-cell table:formula="of:=IF(ISERROR(SUM([.C29:.L29])/(10-COUNTIF([.C29:.L29];0)));0;SUM([.C29:.L29])/(10-COUNTIF([.C29:.L29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5554554466392">
            <text:p>0.9955545545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024767001275">
            <text:p>0.995024767</text:p>
          </table:table-cell>
          <table:table-cell office:value-type="float" office:value="0.996075137482576">
            <text:p>0.9960751375</text:p>
          </table:table-cell>
          <table:table-cell office:value-type="float" office:value="0">
            <text:p>0</text:p>
          </table:table-cell>
          <table:table-cell table:formula="of:=SUM([.C30:.L30])/10" office:value-type="float" office:value="0.298665445895024">
            <text:p>0.2986654459</text:p>
          </table:table-cell>
          <table:table-cell table:formula="of:=IF(ISERROR(SUM([.C30:.L30])/(10-COUNTIF([.C30:.L30];0)));0;SUM([.C30:.L30])/(10-COUNTIF([.C30:.L30];0)))" office:value-type="float" office:value="0.995551486316748">
            <text:p>0.995551486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92194986752208">
            <text:p>0.9921949868</text:p>
          </table:table-cell>
          <table:table-cell office:value-type="float" office:value="0.993409095041862">
            <text:p>0.99340909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5024767001275">
            <text:p>0.995024767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31:.L31])/10" office:value-type="float" office:value="0.594786613722182">
            <text:p>0.5947866137</text:p>
          </table:table-cell>
          <table:table-cell table:formula="of:=IF(ISERROR(SUM([.C31:.L31])/(10-COUNTIF([.C31:.L31];0)));0;SUM([.C31:.L31])/(10-COUNTIF([.C31:.L31];0)))" office:value-type="float" office:value="0.991311022870303">
            <text:p>0.9913110229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">
            <text:p>0</text:p>
          </table:table-cell>
          <table:table-cell office:value-type="float" office:value="0.99023649049118">
            <text:p>0.9902364905</text:p>
          </table:table-cell>
          <table:table-cell office:value-type="float" office:value="0.830217170483066">
            <text:p>0.830217170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5024767001275">
            <text:p>0.995024767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32:.L32])/10" office:value-type="float" office:value="0.677048532465485">
            <text:p>0.6770485325</text:p>
          </table:table-cell>
          <table:table-cell table:formula="of:=IF(ISERROR(SUM([.C32:.L32])/(10-COUNTIF([.C32:.L32];0)));0;SUM([.C32:.L32])/(10-COUNTIF([.C32:.L32];0)))" office:value-type="float" office:value="0.967212189236407">
            <text:p>0.967212189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">
            <text:p>0</text:p>
          </table:table-cell>
          <table:table-cell office:value-type="float" office:value="0.99023649049118">
            <text:p>0.9902364905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5024767001275">
            <text:p>0.995024767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33:.L33])/10" office:value-type="float" office:value="0.691582195682508">
            <text:p>0.6915821957</text:p>
          </table:table-cell>
          <table:table-cell table:formula="of:=IF(ISERROR(SUM([.C33:.L33])/(10-COUNTIF([.C33:.L33];0)));0;SUM([.C33:.L33])/(10-COUNTIF([.C33:.L33];0)))" office:value-type="float" office:value="0.987974565260726">
            <text:p>0.987974565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81857949347174">
            <text:p>0.9818579493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5024767001275">
            <text:p>0.995024767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34:.L34])/10" office:value-type="float" office:value="0.788646566449307">
            <text:p>0.7886465664</text:p>
          </table:table-cell>
          <table:table-cell table:formula="of:=IF(ISERROR(SUM([.C34:.L34])/(10-COUNTIF([.C34:.L34];0)));0;SUM([.C34:.L34])/(10-COUNTIF([.C34:.L34];0)))" office:value-type="float" office:value="0.985808208061634">
            <text:p>0.985808208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79606894148786">
            <text:p>0.9796068941</text:p>
          </table:table-cell>
          <table:table-cell office:value-type="float" office:value="0.975553802653297">
            <text:p>0.975553802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.879541089774425">
            <text:p>0.8795410898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35:.L35])/10" office:value-type="float" office:value="0.775417850437961">
            <text:p>0.7754178504</text:p>
          </table:table-cell>
          <table:table-cell table:formula="of:=IF(ISERROR(SUM([.C35:.L35])/(10-COUNTIF([.C35:.L35];0)));0;SUM([.C35:.L35])/(10-COUNTIF([.C35:.L35];0)))" office:value-type="float" office:value="0.969272313047451">
            <text:p>0.96927231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23070867926875">
            <text:p>0.9230708679</text:p>
          </table:table-cell>
          <table:table-cell office:value-type="float" office:value="0.880042305683774">
            <text:p>0.8800423057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93949395882509">
            <text:p>0.8939493959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36:.L36])/10" office:value-type="float" office:value="0.754345945143892">
            <text:p>0.7543459451</text:p>
          </table:table-cell>
          <table:table-cell table:formula="of:=IF(ISERROR(SUM([.C36:.L36])/(10-COUNTIF([.C36:.L36];0)));0;SUM([.C36:.L36])/(10-COUNTIF([.C36:.L36];0)))" office:value-type="float" office:value="0.942932431429865">
            <text:p>0.9429324314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29718544064864">
            <text:p>0.7297185441</text:p>
          </table:table-cell>
          <table:table-cell office:value-type="float" office:value="0.738998219358023">
            <text:p>0.7389982194</text:p>
          </table:table-cell>
          <table:table-cell office:value-type="float" office:value="0.838625454056641">
            <text:p>0.8386254541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37:.L37])/10" office:value-type="float" office:value="0.673676618142483">
            <text:p>0.6736766181</text:p>
          </table:table-cell>
          <table:table-cell table:formula="of:=IF(ISERROR(SUM([.C37:.L37])/(10-COUNTIF([.C37:.L37];0)));0;SUM([.C37:.L37])/(10-COUNTIF([.C37:.L37];0)))" office:value-type="float" office:value="0.842095772678104">
            <text:p>0.8420957727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38:.L38])/10" office:value-type="float" office:value="0">
            <text:p>0</text:p>
          </table:table-cell>
          <table:table-cell table:formula="of:=IF(ISERROR(SUM([.C38:.L38])/(10-COUNTIF([.C38:.L38];0)));0;SUM([.C38:.L38])/(10-COUNTIF([.C38:.L38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1377392616661">
            <text:p>0.9913773926</text:p>
          </table:table-cell>
          <table:table-cell table:number-columns-repeated="3" office:value-type="float" office:value="0">
            <text:p>0</text:p>
          </table:table-cell>
          <table:table-cell office:value-type="float" office:value="0.995498223226719">
            <text:p>0.9954982232</text:p>
          </table:table-cell>
          <table:table-cell office:value-type="float" office:value="0">
            <text:p>0</text:p>
          </table:table-cell>
          <table:table-cell table:formula="of:=SUM([.C39:.L39])/10" office:value-type="float" office:value="0.198687561584338">
            <text:p>0.1986875616</text:p>
          </table:table-cell>
          <table:table-cell table:formula="of:=IF(ISERROR(SUM([.C39:.L39])/(10-COUNTIF([.C39:.L39];0)));0;SUM([.C39:.L39])/(10-COUNTIF([.C39:.L39];0)))" office:value-type="float" office:value="0.99343780792169">
            <text:p>0.9934378079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5">
            <text:p>0.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993409095041862">
            <text:p>0.99340909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0:.L40])/10" office:value-type="float" office:value="0.494912402668636">
            <text:p>0.4949124027</text:p>
          </table:table-cell>
          <table:table-cell table:formula="of:=IF(ISERROR(SUM([.C40:.L40])/(10-COUNTIF([.C40:.L40];0)));0;SUM([.C40:.L40])/(10-COUNTIF([.C40:.L40];0)))" office:value-type="float" office:value="0.989824805337271">
            <text:p>0.989824805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7342922871292">
            <text:p>0.9873429229</text:p>
          </table:table-cell>
          <table:table-cell office:value-type="float" office:value="0.830217170483066">
            <text:p>0.830217170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1:.L41])/10" office:value-type="float" office:value="0.478479738178083">
            <text:p>0.4784797382</text:p>
          </table:table-cell>
          <table:table-cell table:formula="of:=IF(ISERROR(SUM([.C41:.L41])/(10-COUNTIF([.C41:.L41];0)));0;SUM([.C41:.L41])/(10-COUNTIF([.C41:.L41];0)))" office:value-type="float" office:value="0.956959476356166">
            <text:p>0.9569594764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75">
            <text:p>0.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7342922871292">
            <text:p>0.9873429229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2:.L42])/10" office:value-type="float" office:value="0.493013401395106">
            <text:p>0.4930134014</text:p>
          </table:table-cell>
          <table:table-cell table:formula="of:=IF(ISERROR(SUM([.C42:.L42])/(10-COUNTIF([.C42:.L42];0)));0;SUM([.C42:.L42])/(10-COUNTIF([.C42:.L42];0)))" office:value-type="float" office:value="0.986026802790212">
            <text:p>0.9860268028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8072703488247">
            <text:p>0.9807270349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3:.L43])/10" office:value-type="float" office:value="0.492351812596224">
            <text:p>0.4923518126</text:p>
          </table:table-cell>
          <table:table-cell table:formula="of:=IF(ISERROR(SUM([.C43:.L43])/(10-COUNTIF([.C43:.L43];0)));0;SUM([.C43:.L43])/(10-COUNTIF([.C43:.L43];0)))" office:value-type="float" office:value="0.984703625192448">
            <text:p>0.9847036252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71398528357702">
            <text:p>0.9713985284</text:p>
          </table:table-cell>
          <table:table-cell office:value-type="float" office:value="0.975553802653297">
            <text:p>0.975553802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4:.L44])/10" office:value-type="float" office:value="0.489963719174924">
            <text:p>0.4899637192</text:p>
          </table:table-cell>
          <table:table-cell table:formula="of:=IF(ISERROR(SUM([.C44:.L44])/(10-COUNTIF([.C44:.L44];0)));0;SUM([.C44:.L44])/(10-COUNTIF([.C44:.L44];0)))" office:value-type="float" office:value="0.979927438349849">
            <text:p>0.979927438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923070867926875">
            <text:p>0.9230708679</text:p>
          </table:table-cell>
          <table:table-cell office:value-type="float" office:value="0.822051645660184">
            <text:p>0.8220516457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45:.L45])/10" office:value-type="float" office:value="0.646846545724233">
            <text:p>0.6468465457</text:p>
          </table:table-cell>
          <table:table-cell table:formula="of:=IF(ISERROR(SUM([.C45:.L45])/(10-COUNTIF([.C45:.L45];0)));0;SUM([.C45:.L45])/(10-COUNTIF([.C45:.L45];0)))" office:value-type="float" office:value="0.924066493891761">
            <text:p>0.9240664939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63907075807976">
            <text:p>0.5639070758</text:p>
          </table:table-cell>
          <table:table-cell office:value-type="float" office:value="0.738998219358023">
            <text:p>0.7389982194</text:p>
          </table:table-cell>
          <table:table-cell office:value-type="float" office:value="0.639065769849264">
            <text:p>0.6390657698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46:.L46])/10" office:value-type="float" office:value="0.637139502896057">
            <text:p>0.6371395029</text:p>
          </table:table-cell>
          <table:table-cell table:formula="of:=IF(ISERROR(SUM([.C46:.L46])/(10-COUNTIF([.C46:.L46];0)));0;SUM([.C46:.L46])/(10-COUNTIF([.C46:.L46];0)))" office:value-type="float" office:value="0.796424378620071">
            <text:p>0.7964243786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47:.L47])/10" office:value-type="float" office:value="0">
            <text:p>0</text:p>
          </table:table-cell>
          <table:table-cell table:formula="of:=IF(ISERROR(SUM([.C47:.L47])/(10-COUNTIF([.C47:.L47];0)));0;SUM([.C47:.L47])/(10-COUNTIF([.C47:.L47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1377392616661">
            <text:p>0.9913773926</text:p>
          </table:table-cell>
          <table:table-cell table:number-columns-repeated="5" office:value-type="float" office:value="0">
            <text:p>0</text:p>
          </table:table-cell>
          <table:table-cell table:formula="of:=SUM([.C48:.L48])/10" office:value-type="float" office:value="0.0991377392616661">
            <text:p>0.0991377393</text:p>
          </table:table-cell>
          <table:table-cell table:formula="of:=IF(ISERROR(SUM([.C48:.L48])/(10-COUNTIF([.C48:.L48];0)));0;SUM([.C48:.L48])/(10-COUNTIF([.C48:.L48];0)))" office:value-type="float" office:value="0.991377392616661">
            <text:p>0.9913773926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5">
            <text:p>0.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9101767913874">
            <text:p>0.9891017679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9:.L49])/10" office:value-type="float" office:value="0.395002055926287">
            <text:p>0.3950020559</text:p>
          </table:table-cell>
          <table:table-cell table:formula="of:=IF(ISERROR(SUM([.C49:.L49])/(10-COUNTIF([.C49:.L49];0)));0;SUM([.C49:.L49])/(10-COUNTIF([.C49:.L49];0)))" office:value-type="float" office:value="0.987505139815717">
            <text:p>0.9875051398</text:p>
          </table:table-cell>
          <table:table-cell/>
          <table:table-cell office:value-type="string">
            <text:p>MinPTS</text:p>
          </table:table-cell>
          <table:table-cell office:value-type="string">
            <text:p>Average1</text:p>
          </table:table-cell>
          <table:table-cell office:value-type="string">
            <text:p>Average2</text:p>
          </table:table-cell>
          <table:table-cell/>
          <table:table-cell office:value-type="string">
            <text:p>Average1</text:p>
          </table:table-cell>
          <table:table-cell office:value-type="string">
            <text:p>Average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830217170483066">
            <text:p>0.830217170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0:.L50])/10" office:value-type="float" office:value="0.478593210212756">
            <text:p>0.4785932102</text:p>
          </table:table-cell>
          <table:table-cell table:formula="of:=IF(ISERROR(SUM([.C50:.L50])/(10-COUNTIF([.C50:.L50];0)));0;SUM([.C50:.L50])/(10-COUNTIF([.C50:.L50];0)))" office:value-type="float" office:value="0.957186420425512">
            <text:p>0.9571864204</text:p>
          </table:table-cell>
          <table:table-cell/>
          <table:table-cell office:value-type="float" office:value="3">
            <text:p>3</text:p>
          </table:table-cell>
          <table:table-cell table:formula="of:=SUM([.M2:.M10])/9" office:value-type="float" office:value="0.733145533205757">
            <text:p>0.7331455332</text:p>
          </table:table-cell>
          <table:table-cell table:formula="of:=SUM([.N2:.N10])/9" office:value-type="float" office:value="0.909663942859164">
            <text:p>0.9096639429</text:p>
          </table:table-cell>
          <table:table-cell office:value-type="float" office:value="0.005">
            <text:p>0.005</text:p>
          </table:table-cell>
          <table:table-cell table:formula="of:=SUM([.M2];[.M11];[.M20];[.M29];[.M38];[.M47];[.M56];[.M65];[.M74];[.M83];[.M92];[.M101];[.M110])/13" office:value-type="float" office:value="0.0313605272957379">
            <text:p>0.0313605273</text:p>
          </table:table-cell>
          <table:table-cell table:formula="of:=SUM([.N2];[.N11];[.N20];[.N29];[.N38];[.N47];[.N56];[.N65];[.N74];[.N83];[.N92];[.N101];[.N110])/13" office:value-type="float" office:value="0.135834266251496">
            <text:p>0.13583426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5">
            <text:p>0.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1:.L51])/10" office:value-type="float" office:value="0.493126873429779">
            <text:p>0.4931268734</text:p>
          </table:table-cell>
          <table:table-cell table:formula="of:=IF(ISERROR(SUM([.C51:.L51])/(10-COUNTIF([.C51:.L51];0)));0;SUM([.C51:.L51])/(10-COUNTIF([.C51:.L51];0)))" office:value-type="float" office:value="0.986253746859558">
            <text:p>0.9862537469</text:p>
          </table:table-cell>
          <table:table-cell/>
          <table:table-cell office:value-type="float" office:value="4">
            <text:p>4</text:p>
          </table:table-cell>
          <table:table-cell table:formula="of:=SUM([.M11:.M19])/9" office:value-type="float" office:value="0.67834395956487">
            <text:p>0.6783439596</text:p>
          </table:table-cell>
          <table:table-cell table:formula="of:=SUM([.N11:.N19])/9" office:value-type="float" office:value="0.930215501553963">
            <text:p>0.9302155016</text:p>
          </table:table-cell>
          <table:table-cell office:value-type="float" office:value="0.01">
            <text:p>0.01</text:p>
          </table:table-cell>
          <table:table-cell table:formula="of:=SUM([.M3];[.M12];[.M21];[.M30];[.M39];[.M48];[.M57];[.M66];[.M75];[.M84];[.M93];[.M102];[.M111])/13" office:value-type="float" office:value="0.177074744507638">
            <text:p>0.1770747445</text:p>
          </table:table-cell>
          <table:table-cell table:formula="of:=SUM([.N3];[.N12];[.N21];[.N30];[.N39];[.N48];[.N57];[.N66];[.N75];[.N84];[.N93];[.N102];[.N111])/13" office:value-type="float" office:value="0.438134792098203">
            <text:p>0.43813479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2:.L52])/10" office:value-type="float" office:value="0.491988492141215">
            <text:p>0.4919884921</text:p>
          </table:table-cell>
          <table:table-cell table:formula="of:=IF(ISERROR(SUM([.C52:.L52])/(10-COUNTIF([.C52:.L52];0)));0;SUM([.C52:.L52])/(10-COUNTIF([.C52:.L52];0)))" office:value-type="float" office:value="0.983976984282431">
            <text:p>0.9839769843</text:p>
          </table:table-cell>
          <table:table-cell/>
          <table:table-cell office:value-type="float" office:value="5">
            <text:p>5</text:p>
          </table:table-cell>
          <table:table-cell table:formula="of:=SUM([.M20:.M28])/9" office:value-type="float" office:value="0.647428798884429">
            <text:p>0.6474287989</text:p>
          </table:table-cell>
          <table:table-cell table:formula="of:=SUM([.N20:.N28])/9" office:value-type="float" office:value="0.850647936975279">
            <text:p>0.850647937</text:p>
          </table:table-cell>
          <table:table-cell office:value-type="float" office:value="0.025">
            <text:p>0.025</text:p>
          </table:table-cell>
          <table:table-cell table:formula="of:=SUM([.M4];[.M13];[.M22];[.M31];[.M40];[.M49];[.M58];[.M67];[.M76];[.M85];[.M94];[.M103];[.M112])/13" office:value-type="float" office:value="0.422501397389201">
            <text:p>0.4225013974</text:p>
          </table:table-cell>
          <table:table-cell table:formula="of:=SUM([.N4];[.N13];[.N22];[.N31];[.N40];[.N49];[.N58];[.N67];[.N76];[.N85];[.N94];[.N103];[.N112])/13" office:value-type="float" office:value="0.982411509612972">
            <text:p>0.98241150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75553802653297">
            <text:p>0.975553802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3:.L53])/10" office:value-type="float" office:value="0.489196876906678">
            <text:p>0.4891968769</text:p>
          </table:table-cell>
          <table:table-cell table:formula="of:=IF(ISERROR(SUM([.C53:.L53])/(10-COUNTIF([.C53:.L53];0)));0;SUM([.C53:.L53])/(10-COUNTIF([.C53:.L53];0)))" office:value-type="float" office:value="0.978393753813356">
            <text:p>0.9783937538</text:p>
          </table:table-cell>
          <table:table-cell/>
          <table:table-cell office:value-type="float" office:value="6">
            <text:p>6</text:p>
          </table:table-cell>
          <table:table-cell table:formula="of:=SUM([.M29:.M37])/9" office:value-type="float" office:value="0.583796640882094">
            <text:p>0.5837966409</text:p>
          </table:table-cell>
          <table:table-cell table:formula="of:=SUM([.N29:.N37])/9" office:value-type="float" office:value="0.853573109877915">
            <text:p>0.8535731099</text:p>
          </table:table-cell>
          <table:table-cell office:value-type="float" office:value="0.05">
            <text:p>0.05</text:p>
          </table:table-cell>
          <table:table-cell table:formula="of:=SUM([.M5];[.M14];[.M23];[.M32];[.M41];[.M50];[.M59];[.M68];[.M77];[.M86];[.M95];[.M104];[.M113])/13" office:value-type="float" office:value="0.466681991220047">
            <text:p>0.4666819912</text:p>
          </table:table-cell>
          <table:table-cell table:formula="of:=SUM([.N5];[.N14];[.N23];[.N32];[.N41];[.N50];[.N59];[.N68];[.N77];[.N86];[.N95];[.N104];[.N113])/13" office:value-type="float" office:value="0.968226815453362">
            <text:p>0.96822681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54:.L54])/10" office:value-type="float" office:value="0.556392888919503">
            <text:p>0.5563928889</text:p>
          </table:table-cell>
          <table:table-cell table:formula="of:=IF(ISERROR(SUM([.C54:.L54])/(10-COUNTIF([.C54:.L54];0)));0;SUM([.C54:.L54])/(10-COUNTIF([.C54:.L54];0)))" office:value-type="float" office:value="0.927321481532506">
            <text:p>0.9273214815</text:p>
          </table:table-cell>
          <table:table-cell/>
          <table:table-cell office:value-type="float" office:value="7">
            <text:p>7</text:p>
          </table:table-cell>
          <table:table-cell table:formula="of:=SUM([.M38:.M46])/9" office:value-type="float" office:value="0.436821631579733">
            <text:p>0.4368216316</text:p>
          </table:table-cell>
          <table:table-cell table:formula="of:=SUM([.N38:.N46])/9" office:value-type="float" office:value="0.84570786982883">
            <text:p>0.8457078698</text:p>
          </table:table-cell>
          <table:table-cell office:value-type="float" office:value="0.075">
            <text:p>0.075</text:p>
          </table:table-cell>
          <table:table-cell table:formula="of:=SUM([.M6];[.M15];[.M24];[.M33];[.M42];[.M51];[.M60];[.M69];[.M78];[.M87];[.M96];[.M105];[.M114])/13" office:value-type="float" office:value="0.466841912489186">
            <text:p>0.4668419125</text:p>
          </table:table-cell>
          <table:table-cell table:formula="of:=SUM([.N6];[.N15];[.N24];[.N33];[.N42];[.N51];[.N60];[.N69];[.N78];[.N87];[.N96];[.N105];[.N114])/13" office:value-type="float" office:value="0.964336356423389">
            <text:p>0.96433635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63907075807976">
            <text:p>0.5639070758</text:p>
          </table:table-cell>
          <table:table-cell office:value-type="float" office:value="0.738998219358023">
            <text:p>0.7389982194</text:p>
          </table:table-cell>
          <table:table-cell office:value-type="float" office:value="0.639065769849264">
            <text:p>0.6390657698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55:.L55])/10" office:value-type="float" office:value="0.637139502896057">
            <text:p>0.6371395029</text:p>
          </table:table-cell>
          <table:table-cell table:formula="of:=IF(ISERROR(SUM([.C55:.L55])/(10-COUNTIF([.C55:.L55];0)));0;SUM([.C55:.L55])/(10-COUNTIF([.C55:.L55];0)))" office:value-type="float" office:value="0.796424378620071">
            <text:p>0.7964243786</text:p>
          </table:table-cell>
          <table:table-cell/>
          <table:table-cell office:value-type="float" office:value="8">
            <text:p>8</text:p>
          </table:table-cell>
          <table:table-cell table:formula="of:=SUM([.M47:.M55])/9" office:value-type="float" office:value="0.40450862663266">
            <text:p>0.4045086266</text:p>
          </table:table-cell>
          <table:table-cell table:formula="of:=SUM([.N47:.N55])/9" office:value-type="float" office:value="0.845382144218423">
            <text:p>0.8453821442</text:p>
          </table:table-cell>
          <table:table-cell office:value-type="float" office:value="0.1">
            <text:p>0.1</text:p>
          </table:table-cell>
          <table:table-cell table:formula="of:=SUM([.M7];[.M16];[.M25];[.M34];[.M43];[.M52];[.M61];[.M70];[.M79];[.M88];[.M97];[.M106];[.M115])/13" office:value-type="float" office:value="0.493827044388169">
            <text:p>0.4938270444</text:p>
          </table:table-cell>
          <table:table-cell table:formula="of:=SUM([.N7];[.N16];[.N25];[.N34];[.N43];[.N52];[.N61];[.N70];[.N79];[.N88];[.N97];[.N106];[.N115])/13" office:value-type="float" office:value="0.973575672770329">
            <text:p>0.97357567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56:.L56])/10" office:value-type="float" office:value="0">
            <text:p>0</text:p>
          </table:table-cell>
          <table:table-cell table:formula="of:=IF(ISERROR(SUM([.C56:.L56])/(10-COUNTIF([.C56:.L56];0)));0;SUM([.C56:.L56])/(10-COUNTIF([.C56:.L56];0))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SUM([.M56:.M64])/9" office:value-type="float" office:value="0.385222604383494">
            <text:p>0.3852226044</text:p>
          </table:table-cell>
          <table:table-cell table:formula="of:=SUM([.N56:.N64])/9" office:value-type="float" office:value="0.735169229199471">
            <text:p>0.7351692292</text:p>
          </table:table-cell>
          <table:table-cell office:value-type="float" office:value="0.25">
            <text:p>0.25</text:p>
          </table:table-cell>
          <table:table-cell table:formula="of:=SUM([.M8];[.M17];[.M26];[.M35];[.M44];[.M53];[.M62];[.M71];[.M80];[.M89];[.M98];[.M107];[.M116])/13" office:value-type="float" office:value="0.520529027525705">
            <text:p>0.5205290275</text:p>
          </table:table-cell>
          <table:table-cell table:formula="of:=SUM([.N8];[.N17];[.N26];[.N35];[.N44];[.N53];[.N62];[.N71];[.N80];[.N89];[.N98];[.N107];[.N116])/13" office:value-type="float" office:value="0.967544440399714">
            <text:p>0.96754444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57:.L57])/10" office:value-type="float" office:value="0">
            <text:p>0</text:p>
          </table:table-cell>
          <table:table-cell table:formula="of:=IF(ISERROR(SUM([.C57:.L57])/(10-COUNTIF([.C57:.L57];0)));0;SUM([.C57:.L57])/(10-COUNTIF([.C57:.L57];0)))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M65:.M73])/9" office:value-type="float" office:value="0.37274964764942">
            <text:p>0.3727496476</text:p>
          </table:table-cell>
          <table:table-cell table:formula="of:=SUM([.N65:.N73])/9" office:value-type="float" office:value="0.732138161096971">
            <text:p>0.7321381611</text:p>
          </table:table-cell>
          <table:table-cell office:value-type="float" office:value="0.5">
            <text:p>0.5</text:p>
          </table:table-cell>
          <table:table-cell table:formula="of:=SUM([.M9];[.M18];[.M27];[.M36];[.M45];[.M54];[.M63];[.M72];[.M81];[.M90];[.M99];[.M108];[.M117])/13" office:value-type="float" office:value="0.559017870573">
            <text:p>0.5590178706</text:p>
          </table:table-cell>
          <table:table-cell table:formula="of:=SUM([.N9];[.N18];[.N27];[.N36];[.N45];[.N54];[.N63];[.N72];[.N81];[.N90];[.N99];[.N108];[.N117])/13" office:value-type="float" office:value="0.916621897336528">
            <text:p>0.91662189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25">
            <text:p>0.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9101767913874">
            <text:p>0.9891017679</text:p>
          </table:table-cell>
          <table:table-cell office:value-type="float" office:value="0.985596531942803">
            <text:p>0.9855965319</text:p>
          </table:table-cell>
          <table:table-cell office:value-type="float" office:value="0.978942241374151">
            <text:p>0.9789422414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8:.L58])/10" office:value-type="float" office:value="0.394956198762497">
            <text:p>0.3949561988</text:p>
          </table:table-cell>
          <table:table-cell table:formula="of:=IF(ISERROR(SUM([.C58:.L58])/(10-COUNTIF([.C58:.L58];0)));0;SUM([.C58:.L58])/(10-COUNTIF([.C58:.L58];0)))" office:value-type="float" office:value="0.987390496906244">
            <text:p>0.9873904969</text:p>
          </table:table-cell>
          <table:table-cell/>
          <table:table-cell office:value-type="float" office:value="11">
            <text:p>11</text:p>
          </table:table-cell>
          <table:table-cell table:formula="of:=SUM([.M74:.M82])/9" office:value-type="float" office:value="0.295855361857913">
            <text:p>0.2958553619</text:p>
          </table:table-cell>
          <table:table-cell table:formula="of:=SUM([.N74:.N82])/9" office:value-type="float" office:value="0.724697613592867">
            <text:p>0.7246976136</text:p>
          </table:table-cell>
          <table:table-cell office:value-type="float" office:value="1">
            <text:p>1</text:p>
          </table:table-cell>
          <table:table-cell table:formula="of:=SUM([.M10];[.M19];[.M28];[.M37];[.M46];[.M55];[.M64];[.M73];[.M82];[.M91];[.M100];[.M109];[.M118])/13" office:value-type="float" office:value="0.571503893542373">
            <text:p>0.5715038935</text:p>
          </table:table-cell>
          <table:table-cell table:formula="of:=SUM([.N10];[.N19];[.N28];[.N37];[.N46];[.N55];[.N64];[.N73];[.N82];[.N91];[.N100];[.N109];[.N118])/13" office:value-type="float" office:value="0.823354848155731">
            <text:p>0.82335484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749499429663122">
            <text:p>0.749499429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9:.L59])/10" office:value-type="float" office:value="0.470521436130762">
            <text:p>0.4705214361</text:p>
          </table:table-cell>
          <table:table-cell table:formula="of:=IF(ISERROR(SUM([.C59:.L59])/(10-COUNTIF([.C59:.L59];0)));0;SUM([.C59:.L59])/(10-COUNTIF([.C59:.L59];0)))" office:value-type="float" office:value="0.941042872261523">
            <text:p>0.9410428723</text:p>
          </table:table-cell>
          <table:table-cell/>
          <table:table-cell office:value-type="float" office:value="12">
            <text:p>12</text:p>
          </table:table-cell>
          <table:table-cell table:formula="of:=SUM([.M83:.M91])/9" office:value-type="float" office:value="0.225363122612617">
            <text:p>0.2253631226</text:p>
          </table:table-cell>
          <table:table-cell table:formula="of:=SUM([.N83:.N91])/9" office:value-type="float" office:value="0.732741815826812">
            <text:p>0.732741815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75">
            <text:p>0.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0:.L60])/10" office:value-type="float" office:value="0.49150772363634">
            <text:p>0.4915077236</text:p>
          </table:table-cell>
          <table:table-cell table:formula="of:=IF(ISERROR(SUM([.C60:.L60])/(10-COUNTIF([.C60:.L60];0)));0;SUM([.C60:.L60])/(10-COUNTIF([.C60:.L60];0)))" office:value-type="float" office:value="0.983015447272681">
            <text:p>0.9830154473</text:p>
          </table:table-cell>
          <table:table-cell/>
          <table:table-cell office:value-type="float" office:value="13">
            <text:p>13</text:p>
          </table:table-cell>
          <table:table-cell table:formula="of:=SUM([.M92:.M100])/9" office:value-type="float" office:value="0.214410986246052">
            <text:p>0.2144109862</text:p>
          </table:table-cell>
          <table:table-cell table:formula="of:=SUM([.N92:.N100])/9" office:value-type="float" office:value="0.730635857107655">
            <text:p>0.730635857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1:.L61])/10" office:value-type="float" office:value="0.490369342347776">
            <text:p>0.4903693423</text:p>
          </table:table-cell>
          <table:table-cell table:formula="of:=IF(ISERROR(SUM([.C61:.L61])/(10-COUNTIF([.C61:.L61];0)));0;SUM([.C61:.L61])/(10-COUNTIF([.C61:.L61];0)))" office:value-type="float" office:value="0.980738684695553">
            <text:p>0.9807386847</text:p>
          </table:table-cell>
          <table:table-cell/>
          <table:table-cell office:value-type="float" office:value="14">
            <text:p>14</text:p>
          </table:table-cell>
          <table:table-cell table:formula="of:=SUM([.M101:.M109])/9" office:value-type="float" office:value="0.193952525456586">
            <text:p>0.1939525255</text:p>
          </table:table-cell>
          <table:table-cell table:formula="of:=SUM([.N101:.N109])/9" office:value-type="float" office:value="0.731351347221124">
            <text:p>0.731351347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2:.L62])/10" office:value-type="float" office:value="0.487577727113239">
            <text:p>0.4875777271</text:p>
          </table:table-cell>
          <table:table-cell table:formula="of:=IF(ISERROR(SUM([.C62:.L62])/(10-COUNTIF([.C62:.L62];0)));0;SUM([.C62:.L62])/(10-COUNTIF([.C62:.L62];0)))" office:value-type="float" office:value="0.975155454226478">
            <text:p>0.9751554542</text:p>
          </table:table-cell>
          <table:table-cell/>
          <table:table-cell office:value-type="float" office:value="15">
            <text:p>15</text:p>
          </table:table-cell>
          <table:table-cell table:formula="of:=SUM([.M110:.M118])/9" office:value-type="float" office:value="0.186333818389235">
            <text:p>0.1863338184</text:p>
          </table:table-cell>
          <table:table-cell table:formula="of:=SUM([.N110:.N118])/9" office:value-type="float" office:value="0.73480077958846">
            <text:p>0.734800779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63:.L63])/10" office:value-type="float" office:value="0.554130382452619">
            <text:p>0.5541303825</text:p>
          </table:table-cell>
          <table:table-cell table:formula="of:=IF(ISERROR(SUM([.C63:.L63])/(10-COUNTIF([.C63:.L63];0)));0;SUM([.C63:.L63])/(10-COUNTIF([.C63:.L63];0)))" office:value-type="float" office:value="0.923550637421032">
            <text:p>0.9235506374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38998219358023">
            <text:p>0.7389982194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64:.L64])/10" office:value-type="float" office:value="0.57794062900821">
            <text:p>0.577940629</text:p>
          </table:table-cell>
          <table:table-cell table:formula="of:=IF(ISERROR(SUM([.C64:.L64])/(10-COUNTIF([.C64:.L64];0)));0;SUM([.C64:.L64])/(10-COUNTIF([.C64:.L64];0)))" office:value-type="float" office:value="0.825629470011728">
            <text:p>0.82562947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65:.L65])/10" office:value-type="float" office:value="0">
            <text:p>0</text:p>
          </table:table-cell>
          <table:table-cell table:formula="of:=IF(ISERROR(SUM([.C65:.L65])/(10-COUNTIF([.C65:.L65];0)));0;SUM([.C65:.L65])/(10-COUNTIF([.C65:.L65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66:.L66])/10" office:value-type="float" office:value="0">
            <text:p>0</text:p>
          </table:table-cell>
          <table:table-cell table:formula="of:=IF(ISERROR(SUM([.C66:.L66])/(10-COUNTIF([.C66:.L66];0)));0;SUM([.C66:.L66])/(10-COUNTIF([.C66:.L66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492328730249">
            <text:p>0.9784923287</text:p>
          </table:table-cell>
          <table:table-cell table:number-columns-repeated="2" office:value-type="float" office:value="0">
            <text:p>0</text:p>
          </table:table-cell>
          <table:table-cell office:value-type="float" office:value="0.996248946867512">
            <text:p>0.9962489469</text:p>
          </table:table-cell>
          <table:table-cell office:value-type="float" office:value="0">
            <text:p>0</text:p>
          </table:table-cell>
          <table:table-cell table:formula="of:=SUM([.C67:.L67])/10" office:value-type="float" office:value="0.296033780754056">
            <text:p>0.2960337808</text:p>
          </table:table-cell>
          <table:table-cell table:formula="of:=IF(ISERROR(SUM([.C67:.L67])/(10-COUNTIF([.C67:.L67];0)));0;SUM([.C67:.L67])/(10-COUNTIF([.C67:.L67];0)))" office:value-type="float" office:value="0.986779269180188">
            <text:p>0.986779269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8:.L68])/10" office:value-type="float" office:value="0.49413114635873">
            <text:p>0.4941311464</text:p>
          </table:table-cell>
          <table:table-cell table:formula="of:=IF(ISERROR(SUM([.C68:.L68])/(10-COUNTIF([.C68:.L68];0)));0;SUM([.C68:.L68])/(10-COUNTIF([.C68:.L68];0)))" office:value-type="float" office:value="0.988262292717459">
            <text:p>0.9882622927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75">
            <text:p>0.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589923276456991">
            <text:p>0.589923276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9:.L69])/10" office:value-type="float" office:value="0.454563820810149">
            <text:p>0.4545638208</text:p>
          </table:table-cell>
          <table:table-cell table:formula="of:=IF(ISERROR(SUM([.C69:.L69])/(10-COUNTIF([.C69:.L69];0)));0;SUM([.C69:.L69])/(10-COUNTIF([.C69:.L69];0)))" office:value-type="float" office:value="0.909127641620297">
            <text:p>0.9091276416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0:.L70])/10" office:value-type="float" office:value="0.490369342347776">
            <text:p>0.4903693423</text:p>
          </table:table-cell>
          <table:table-cell table:formula="of:=IF(ISERROR(SUM([.C70:.L70])/(10-COUNTIF([.C70:.L70];0)));0;SUM([.C70:.L70])/(10-COUNTIF([.C70:.L70];0)))" office:value-type="float" office:value="0.980738684695553">
            <text:p>0.9807386847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1:.L71])/10" office:value-type="float" office:value="0.487577727113239">
            <text:p>0.4875777271</text:p>
          </table:table-cell>
          <table:table-cell table:formula="of:=IF(ISERROR(SUM([.C71:.L71])/(10-COUNTIF([.C71:.L71];0)));0;SUM([.C71:.L71])/(10-COUNTIF([.C71:.L71];0)))" office:value-type="float" office:value="0.975155454226478">
            <text:p>0.975155454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72:.L72])/10" office:value-type="float" office:value="0.554130382452619">
            <text:p>0.5541303825</text:p>
          </table:table-cell>
          <table:table-cell table:formula="of:=IF(ISERROR(SUM([.C72:.L72])/(10-COUNTIF([.C72:.L72];0)));0;SUM([.C72:.L72])/(10-COUNTIF([.C72:.L72];0)))" office:value-type="float" office:value="0.923550637421032">
            <text:p>0.9235506374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38998219358023">
            <text:p>0.7389982194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73:.L73])/10" office:value-type="float" office:value="0.57794062900821">
            <text:p>0.577940629</text:p>
          </table:table-cell>
          <table:table-cell table:formula="of:=IF(ISERROR(SUM([.C73:.L73])/(10-COUNTIF([.C73:.L73];0)));0;SUM([.C73:.L73])/(10-COUNTIF([.C73:.L73];0)))" office:value-type="float" office:value="0.825629470011728">
            <text:p>0.82562947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74:.L74])/10" office:value-type="float" office:value="0">
            <text:p>0</text:p>
          </table:table-cell>
          <table:table-cell table:formula="of:=IF(ISERROR(SUM([.C74:.L74])/(10-COUNTIF([.C74:.L74];0)));0;SUM([.C74:.L74])/(10-COUNTIF([.C74:.L74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75:.L75])/10" office:value-type="float" office:value="0">
            <text:p>0</text:p>
          </table:table-cell>
          <table:table-cell table:formula="of:=IF(ISERROR(SUM([.C75:.L75])/(10-COUNTIF([.C75:.L75];0)));0;SUM([.C75:.L75])/(10-COUNTIF([.C75:.L75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492328730249">
            <text:p>0.9784923287</text:p>
          </table:table-cell>
          <table:table-cell table:number-columns-repeated="4" office:value-type="float" office:value="0">
            <text:p>0</text:p>
          </table:table-cell>
          <table:table-cell table:formula="of:=SUM([.C76:.L76])/10" office:value-type="float" office:value="0.196408886067305">
            <text:p>0.1964088861</text:p>
          </table:table-cell>
          <table:table-cell table:formula="of:=IF(ISERROR(SUM([.C76:.L76])/(10-COUNTIF([.C76:.L76];0)));0;SUM([.C76:.L76])/(10-COUNTIF([.C76:.L76];0)))" office:value-type="float" office:value="0.982044430336526">
            <text:p>0.9820444303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7:.L77])/10" office:value-type="float" office:value="0.394939643456702">
            <text:p>0.3949396435</text:p>
          </table:table-cell>
          <table:table-cell table:formula="of:=IF(ISERROR(SUM([.C77:.L77])/(10-COUNTIF([.C77:.L77];0)));0;SUM([.C77:.L77])/(10-COUNTIF([.C77:.L77];0)))" office:value-type="float" office:value="0.987349108641754">
            <text:p>0.9873491086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75">
            <text:p>0.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628429198949896">
            <text:p>0.6284291989</text:p>
          </table:table-cell>
          <table:table-cell office:value-type="float" office:value="0.979400813012044">
            <text:p>0.97940081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8:.L78])/10" office:value-type="float" office:value="0.359222910157411">
            <text:p>0.3592229102</text:p>
          </table:table-cell>
          <table:table-cell table:formula="of:=IF(ISERROR(SUM([.C78:.L78])/(10-COUNTIF([.C78:.L78];0)));0;SUM([.C78:.L78])/(10-COUNTIF([.C78:.L78];0)))" office:value-type="float" office:value="0.898057275393527">
            <text:p>0.8980572754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9:.L79])/10" office:value-type="float" office:value="0.391177839445748">
            <text:p>0.3911778394</text:p>
          </table:table-cell>
          <table:table-cell table:formula="of:=IF(ISERROR(SUM([.C79:.L79])/(10-COUNTIF([.C79:.L79];0)));0;SUM([.C79:.L79])/(10-COUNTIF([.C79:.L79];0)))" office:value-type="float" office:value="0.977944598614371">
            <text:p>0.9779445986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80:.L80])/10" office:value-type="float" office:value="0.388386224211211">
            <text:p>0.3883862242</text:p>
          </table:table-cell>
          <table:table-cell table:formula="of:=IF(ISERROR(SUM([.C80:.L80])/(10-COUNTIF([.C80:.L80];0)));0;SUM([.C80:.L80])/(10-COUNTIF([.C80:.L80];0)))" office:value-type="float" office:value="0.970965560528028">
            <text:p>0.9709655605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office:value-type="float" office:value="0">
            <text:p>0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81:.L81])/10" office:value-type="float" office:value="0.454938879550591">
            <text:p>0.4549388796</text:p>
          </table:table-cell>
          <table:table-cell table:formula="of:=IF(ISERROR(SUM([.C81:.L81])/(10-COUNTIF([.C81:.L81];0)));0;SUM([.C81:.L81])/(10-COUNTIF([.C81:.L81];0)))" office:value-type="float" office:value="0.909877759101182">
            <text:p>0.9098777591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27745696618695">
            <text:p>0.7277456966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">
            <text:p>0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82:.L82])/10" office:value-type="float" office:value="0.477623873832249">
            <text:p>0.4776238738</text:p>
          </table:table-cell>
          <table:table-cell table:formula="of:=IF(ISERROR(SUM([.C82:.L82])/(10-COUNTIF([.C82:.L82];0)));0;SUM([.C82:.L82])/(10-COUNTIF([.C82:.L82];0)))" office:value-type="float" office:value="0.796039789720415">
            <text:p>0.7960397897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83:.L83])/10" office:value-type="float" office:value="0">
            <text:p>0</text:p>
          </table:table-cell>
          <table:table-cell table:formula="of:=IF(ISERROR(SUM([.C83:.L83])/(10-COUNTIF([.C83:.L83];0)));0;SUM([.C83:.L83])/(10-COUNTIF([.C83:.L83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84:.L84])/10" office:value-type="float" office:value="0">
            <text:p>0</text:p>
          </table:table-cell>
          <table:table-cell table:formula="of:=IF(ISERROR(SUM([.C84:.L84])/(10-COUNTIF([.C84:.L84];0)));0;SUM([.C84:.L84])/(10-COUNTIF([.C84:.L84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069422082295">
            <text:p>0.9780694221</text:p>
          </table:table-cell>
          <table:table-cell table:number-columns-repeated="4" office:value-type="float" office:value="0">
            <text:p>0</text:p>
          </table:table-cell>
          <table:table-cell table:formula="of:=SUM([.C85:.L85])/10" office:value-type="float" office:value="0.19636659540251">
            <text:p>0.1963665954</text:p>
          </table:table-cell>
          <table:table-cell table:formula="of:=IF(ISERROR(SUM([.C85:.L85])/(10-COUNTIF([.C85:.L85];0)));0;SUM([.C85:.L85])/(10-COUNTIF([.C85:.L85];0)))" office:value-type="float" office:value="0.981832977012549">
            <text:p>0.981832977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86:.L86])/10" office:value-type="float" office:value="0.196499734495485">
            <text:p>0.1964997345</text:p>
          </table:table-cell>
          <table:table-cell table:formula="of:=IF(ISERROR(SUM([.C86:.L86])/(10-COUNTIF([.C86:.L86];0)));0;SUM([.C86:.L86])/(10-COUNTIF([.C86:.L86];0)))" office:value-type="float" office:value="0.982498672477424">
            <text:p>0.9824986725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75">
            <text:p>0.075</text:p>
          </table:table-cell>
          <table:table-cell table:number-columns-repeated="4" office:value-type="float" office:value="0">
            <text:p>0</text:p>
          </table:table-cell>
          <table:table-cell office:value-type="float" office:value="0.972937342152552">
            <text:p>0.9729373422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87:.L87])/10" office:value-type="float" office:value="0.19523381551646">
            <text:p>0.1952338155</text:p>
          </table:table-cell>
          <table:table-cell table:formula="of:=IF(ISERROR(SUM([.C87:.L87])/(10-COUNTIF([.C87:.L87];0)));0;SUM([.C87:.L87])/(10-COUNTIF([.C87:.L87];0)))" office:value-type="float" office:value="0.976169077582298">
            <text:p>0.9761690776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88:.L88])/10" office:value-type="float" office:value="0.291585694806334">
            <text:p>0.2915856948</text:p>
          </table:table-cell>
          <table:table-cell table:formula="of:=IF(ISERROR(SUM([.C88:.L88])/(10-COUNTIF([.C88:.L88];0)));0;SUM([.C88:.L88])/(10-COUNTIF([.C88:.L88];0)))" office:value-type="float" office:value="0.971952316021113">
            <text:p>0.971952316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table:number-columns-repeated="4" office:value-type="float" office:value="0">
            <text:p>0</text:p>
          </table:table-cell>
          <table:table-cell table:formula="of:=SUM([.C89:.L89])/10" office:value-type="float" office:value="0.288794079571796">
            <text:p>0.2887940796</text:p>
          </table:table-cell>
          <table:table-cell table:formula="of:=IF(ISERROR(SUM([.C89:.L89])/(10-COUNTIF([.C89:.L89];0)));0;SUM([.C89:.L89])/(10-COUNTIF([.C89:.L89];0)))" office:value-type="float" office:value="0.962646931905988">
            <text:p>0.9626469319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office:value-type="float" office:value="0">
            <text:p>0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90:.L90])/10" office:value-type="float" office:value="0.454938879550591">
            <text:p>0.4549388796</text:p>
          </table:table-cell>
          <table:table-cell table:formula="of:=IF(ISERROR(SUM([.C90:.L90])/(10-COUNTIF([.C90:.L90];0)));0;SUM([.C90:.L90])/(10-COUNTIF([.C90:.L90];0)))" office:value-type="float" office:value="0.909877759101182">
            <text:p>0.9098777591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">
            <text:p>0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91:.L91])/10" office:value-type="float" office:value="0.404849304170379">
            <text:p>0.4048493042</text:p>
          </table:table-cell>
          <table:table-cell table:formula="of:=IF(ISERROR(SUM([.C91:.L91])/(10-COUNTIF([.C91:.L91];0)));0;SUM([.C91:.L91])/(10-COUNTIF([.C91:.L91];0)))" office:value-type="float" office:value="0.809698608340759">
            <text:p>0.8096986083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92:.L92])/10" office:value-type="float" office:value="0">
            <text:p>0</text:p>
          </table:table-cell>
          <table:table-cell table:formula="of:=IF(ISERROR(SUM([.C92:.L92])/(10-COUNTIF([.C92:.L92];0)));0;SUM([.C92:.L92])/(10-COUNTIF([.C92:.L92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93:.L93])/10" office:value-type="float" office:value="0">
            <text:p>0</text:p>
          </table:table-cell>
          <table:table-cell table:formula="of:=IF(ISERROR(SUM([.C93:.L93])/(10-COUNTIF([.C93:.L93];0)));0;SUM([.C93:.L93])/(10-COUNTIF([.C93:.L93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069422082295">
            <text:p>0.9780694221</text:p>
          </table:table-cell>
          <table:table-cell table:number-columns-repeated="4" office:value-type="float" office:value="0">
            <text:p>0</text:p>
          </table:table-cell>
          <table:table-cell table:formula="of:=SUM([.C94:.L94])/10" office:value-type="float" office:value="0.19636659540251">
            <text:p>0.1963665954</text:p>
          </table:table-cell>
          <table:table-cell table:formula="of:=IF(ISERROR(SUM([.C94:.L94])/(10-COUNTIF([.C94:.L94];0)));0;SUM([.C94:.L94])/(10-COUNTIF([.C94:.L94];0)))" office:value-type="float" office:value="0.981832977012549">
            <text:p>0.981832977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95:.L95])/10" office:value-type="float" office:value="0.196499734495485">
            <text:p>0.1964997345</text:p>
          </table:table-cell>
          <table:table-cell table:formula="of:=IF(ISERROR(SUM([.C95:.L95])/(10-COUNTIF([.C95:.L95];0)));0;SUM([.C95:.L95])/(10-COUNTIF([.C95:.L95];0)))" office:value-type="float" office:value="0.982498672477424">
            <text:p>0.9824986725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5">
            <text:p>0.075</text:p>
          </table:table-cell>
          <table:table-cell table:number-columns-repeated="4" office:value-type="float" office:value="0">
            <text:p>0</text:p>
          </table:table-cell>
          <table:table-cell office:value-type="float" office:value="0.972937342152552">
            <text:p>0.9729373422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96:.L96])/10" office:value-type="float" office:value="0.19523381551646">
            <text:p>0.1952338155</text:p>
          </table:table-cell>
          <table:table-cell table:formula="of:=IF(ISERROR(SUM([.C96:.L96])/(10-COUNTIF([.C96:.L96];0)));0;SUM([.C96:.L96])/(10-COUNTIF([.C96:.L96];0)))" office:value-type="float" office:value="0.976169077582298">
            <text:p>0.9761690776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97:.L97])/10" office:value-type="float" office:value="0.291585694806334">
            <text:p>0.2915856948</text:p>
          </table:table-cell>
          <table:table-cell table:formula="of:=IF(ISERROR(SUM([.C97:.L97])/(10-COUNTIF([.C97:.L97];0)));0;SUM([.C97:.L97])/(10-COUNTIF([.C97:.L97];0)))" office:value-type="float" office:value="0.971952316021113">
            <text:p>0.971952316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table:number-columns-repeated="4" office:value-type="float" office:value="0">
            <text:p>0</text:p>
          </table:table-cell>
          <table:table-cell table:formula="of:=SUM([.C98:.L98])/10" office:value-type="float" office:value="0.288794079571796">
            <text:p>0.2887940796</text:p>
          </table:table-cell>
          <table:table-cell table:formula="of:=IF(ISERROR(SUM([.C98:.L98])/(10-COUNTIF([.C98:.L98];0)));0;SUM([.C98:.L98])/(10-COUNTIF([.C98:.L98];0)))" office:value-type="float" office:value="0.962646931905988">
            <text:p>0.9626469319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office:value-type="float" office:value="0">
            <text:p>0</text:p>
          </table:table-cell>
          <table:table-cell office:value-type="float" office:value="0.864715669962364">
            <text:p>0.86471567</text:p>
          </table:table-cell>
          <table:table-cell table:number-columns-repeated="2" office:value-type="float" office:value="0">
            <text:p>0</text:p>
          </table:table-cell>
          <table:table-cell table:formula="of:=SUM([.C99:.L99])/10" office:value-type="float" office:value="0.356369652251507">
            <text:p>0.3563696523</text:p>
          </table:table-cell>
          <table:table-cell table:formula="of:=IF(ISERROR(SUM([.C99:.L99])/(10-COUNTIF([.C99:.L99];0)));0;SUM([.C99:.L99])/(10-COUNTIF([.C99:.L99];0)))" office:value-type="float" office:value="0.890924130628768">
            <text:p>0.8909241306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">
            <text:p>0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100:.L100])/10" office:value-type="float" office:value="0.404849304170379">
            <text:p>0.4048493042</text:p>
          </table:table-cell>
          <table:table-cell table:formula="of:=IF(ISERROR(SUM([.C100:.L100])/(10-COUNTIF([.C100:.L100];0)));0;SUM([.C100:.L100])/(10-COUNTIF([.C100:.L100];0)))" office:value-type="float" office:value="0.809698608340759">
            <text:p>0.8096986083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101:.L101])/10" office:value-type="float" office:value="0">
            <text:p>0</text:p>
          </table:table-cell>
          <table:table-cell table:formula="of:=IF(ISERROR(SUM([.C101:.L101])/(10-COUNTIF([.C101:.L101];0)));0;SUM([.C101:.L101])/(10-COUNTIF([.C101:.L101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102:.L102])/10" office:value-type="float" office:value="0">
            <text:p>0</text:p>
          </table:table-cell>
          <table:table-cell table:formula="of:=IF(ISERROR(SUM([.C102:.L102])/(10-COUNTIF([.C102:.L102];0)));0;SUM([.C102:.L102])/(10-COUNTIF([.C102:.L102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61745132507">
            <text:p>0.9786174513</text:p>
          </table:table-cell>
          <table:table-cell table:number-columns-repeated="4" office:value-type="float" office:value="0">
            <text:p>0</text:p>
          </table:table-cell>
          <table:table-cell table:formula="of:=SUM([.C103:.L103])/10" office:value-type="float" office:value="0.196421398326787">
            <text:p>0.1964213983</text:p>
          </table:table-cell>
          <table:table-cell table:formula="of:=IF(ISERROR(SUM([.C103:.L103])/(10-COUNTIF([.C103:.L103];0)));0;SUM([.C103:.L103])/(10-COUNTIF([.C103:.L103];0)))" office:value-type="float" office:value="0.982106991633937">
            <text:p>0.9821069916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04:.L104])/10" office:value-type="float" office:value="0.196499734495485">
            <text:p>0.1964997345</text:p>
          </table:table-cell>
          <table:table-cell table:formula="of:=IF(ISERROR(SUM([.C104:.L104])/(10-COUNTIF([.C104:.L104];0)));0;SUM([.C104:.L104])/(10-COUNTIF([.C104:.L104];0)))" office:value-type="float" office:value="0.982498672477424">
            <text:p>0.9824986725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75">
            <text:p>0.075</text:p>
          </table:table-cell>
          <table:table-cell table:number-columns-repeated="4" office:value-type="float" office:value="0">
            <text:p>0</text:p>
          </table:table-cell>
          <table:table-cell office:value-type="float" office:value="0.972937342152552">
            <text:p>0.9729373422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05:.L105])/10" office:value-type="float" office:value="0.19523381551646">
            <text:p>0.1952338155</text:p>
          </table:table-cell>
          <table:table-cell table:formula="of:=IF(ISERROR(SUM([.C105:.L105])/(10-COUNTIF([.C105:.L105];0)));0;SUM([.C105:.L105])/(10-COUNTIF([.C105:.L105];0)))" office:value-type="float" office:value="0.976169077582298">
            <text:p>0.9761690776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06:.L106])/10" office:value-type="float" office:value="0.193876311773095">
            <text:p>0.1938763118</text:p>
          </table:table-cell>
          <table:table-cell table:formula="of:=IF(ISERROR(SUM([.C106:.L106])/(10-COUNTIF([.C106:.L106];0)));0;SUM([.C106:.L106])/(10-COUNTIF([.C106:.L106];0)))" office:value-type="float" office:value="0.969381558865477">
            <text:p>0.9693815589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table:number-columns-repeated="4" office:value-type="float" office:value="0">
            <text:p>0</text:p>
          </table:table-cell>
          <table:table-cell table:formula="of:=SUM([.C107:.L107])/10" office:value-type="float" office:value="0.288794079571796">
            <text:p>0.2887940796</text:p>
          </table:table-cell>
          <table:table-cell table:formula="of:=IF(ISERROR(SUM([.C107:.L107])/(10-COUNTIF([.C107:.L107];0)));0;SUM([.C107:.L107])/(10-COUNTIF([.C107:.L107];0)))" office:value-type="float" office:value="0.962646931905988">
            <text:p>0.9626469319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table:number-columns-repeated="4" office:value-type="float" office:value="0">
            <text:p>0</text:p>
          </table:table-cell>
          <table:table-cell table:formula="of:=SUM([.C108:.L108])/10" office:value-type="float" office:value="0.269898085255271">
            <text:p>0.2698980853</text:p>
          </table:table-cell>
          <table:table-cell table:formula="of:=IF(ISERROR(SUM([.C108:.L108])/(10-COUNTIF([.C108:.L108];0)));0;SUM([.C108:.L108])/(10-COUNTIF([.C108:.L108];0)))" office:value-type="float" office:value="0.899660284184236">
            <text:p>0.8996602842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">
            <text:p>0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109:.L109])/10" office:value-type="float" office:value="0.404849304170379">
            <text:p>0.4048493042</text:p>
          </table:table-cell>
          <table:table-cell table:formula="of:=IF(ISERROR(SUM([.C109:.L109])/(10-COUNTIF([.C109:.L109];0)));0;SUM([.C109:.L109])/(10-COUNTIF([.C109:.L109];0)))" office:value-type="float" office:value="0.809698608340759">
            <text:p>0.8096986083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110:.L110])/10" office:value-type="float" office:value="0">
            <text:p>0</text:p>
          </table:table-cell>
          <table:table-cell table:formula="of:=IF(ISERROR(SUM([.C110:.L110])/(10-COUNTIF([.C110:.L110];0)));0;SUM([.C110:.L110])/(10-COUNTIF([.C110:.L110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111:.L111])/10" office:value-type="float" office:value="0">
            <text:p>0</text:p>
          </table:table-cell>
          <table:table-cell table:formula="of:=IF(ISERROR(SUM([.C111:.L111])/(10-COUNTIF([.C111:.L111];0)));0;SUM([.C111:.L111])/(10-COUNTIF([.C111:.L111];0))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782044269997">
            <text:p>0.9787820443</text:p>
          </table:table-cell>
          <table:table-cell table:number-columns-repeated="4" office:value-type="float" office:value="0">
            <text:p>0</text:p>
          </table:table-cell>
          <table:table-cell table:formula="of:=SUM([.C112:.L112])/10" office:value-type="float" office:value="0.19643785762128">
            <text:p>0.1964378576</text:p>
          </table:table-cell>
          <table:table-cell table:formula="of:=IF(ISERROR(SUM([.C112:.L112])/(10-COUNTIF([.C112:.L112];0)));0;SUM([.C112:.L112])/(10-COUNTIF([.C112:.L112];0)))" office:value-type="float" office:value="0.9821892881064">
            <text:p>0.9821892881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13:.L113])/10" office:value-type="float" office:value="0.196499734495485">
            <text:p>0.1964997345</text:p>
          </table:table-cell>
          <table:table-cell table:formula="of:=IF(ISERROR(SUM([.C113:.L113])/(10-COUNTIF([.C113:.L113];0)));0;SUM([.C113:.L113])/(10-COUNTIF([.C113:.L113];0)))" office:value-type="float" office:value="0.982498672477424">
            <text:p>0.9824986725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75">
            <text:p>0.075</text:p>
          </table:table-cell>
          <table:table-cell table:number-columns-repeated="4" office:value-type="float" office:value="0">
            <text:p>0</text:p>
          </table:table-cell>
          <table:table-cell office:value-type="float" office:value="0.972937342152552">
            <text:p>0.9729373422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14:.L114])/10" office:value-type="float" office:value="0.19523381551646">
            <text:p>0.1952338155</text:p>
          </table:table-cell>
          <table:table-cell table:formula="of:=IF(ISERROR(SUM([.C114:.L114])/(10-COUNTIF([.C114:.L114];0)));0;SUM([.C114:.L114])/(10-COUNTIF([.C114:.L114];0)))" office:value-type="float" office:value="0.976169077582298">
            <text:p>0.9761690776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15:.L115])/10" office:value-type="float" office:value="0.193876311773095">
            <text:p>0.1938763118</text:p>
          </table:table-cell>
          <table:table-cell table:formula="of:=IF(ISERROR(SUM([.C115:.L115])/(10-COUNTIF([.C115:.L115];0)));0;SUM([.C115:.L115])/(10-COUNTIF([.C115:.L115];0)))" office:value-type="float" office:value="0.969381558865477">
            <text:p>0.9693815589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table:number-columns-repeated="4" office:value-type="float" office:value="0">
            <text:p>0</text:p>
          </table:table-cell>
          <table:table-cell table:formula="of:=SUM([.C116:.L116])/10" office:value-type="float" office:value="0.288794079571796">
            <text:p>0.2887940796</text:p>
          </table:table-cell>
          <table:table-cell table:formula="of:=IF(ISERROR(SUM([.C116:.L116])/(10-COUNTIF([.C116:.L116];0)));0;SUM([.C116:.L116])/(10-COUNTIF([.C116:.L116];0)))" office:value-type="float" office:value="0.962646931905988">
            <text:p>0.9626469319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table:number-columns-repeated="4" office:value-type="float" office:value="0">
            <text:p>0</text:p>
          </table:table-cell>
          <table:table-cell table:formula="of:=SUM([.C117:.L117])/10" office:value-type="float" office:value="0.269898085255271">
            <text:p>0.2698980853</text:p>
          </table:table-cell>
          <table:table-cell table:formula="of:=IF(ISERROR(SUM([.C117:.L117])/(10-COUNTIF([.C117:.L117];0)));0;SUM([.C117:.L117])/(10-COUNTIF([.C117:.L117];0)))" office:value-type="float" office:value="0.899660284184236">
            <text:p>0.8996602842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46514936664267">
            <text:p>0.6465149367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118:.L118])/10" office:value-type="float" office:value="0.336264481269729">
            <text:p>0.3362644813</text:p>
          </table:table-cell>
          <table:table-cell table:formula="of:=IF(ISERROR(SUM([.C118:.L118])/(10-COUNTIF([.C118:.L118];0)));0;SUM([.C118:.L118])/(10-COUNTIF([.C118:.L118];0)))" office:value-type="float" office:value="0.840661203174321">
            <text:p>0.8406612032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4/25/2012</text:date>, <text:time>10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Pereira</meta:initial-creator>
    <meta:creation-date>2012-04-23T16:20:41</meta:creation-date>
    <dc:date>2012-04-25T10:54:30</dc:date>
    <dc:creator>Daniel Pereira</dc:creator>
    <meta:editing-duration>PT17H46M52S</meta:editing-duration>
    <meta:editing-cycles>5</meta:editing-cycles>
    <meta:generator>LibreOffice/3.4$Unix LibreOffice_project/340m1$Build-502</meta:generator>
    <meta:document-statistic meta:table-count="3" meta:cell-count="17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plot-area chart:style-name="ch2" table:cell-range-address="Sheet1.B2:Sheet1.B10 Sheet1.A2:Sheet1.A2 Sheet1.N2:Sheet1.N118 Sheet1.A11:Sheet1.A11 Sheet1.A20:Sheet1.A20 Sheet1.A29:Sheet1.A29 Sheet1.A38:Sheet1.A38 Sheet1.A47:Sheet1.A47 Sheet1.A56:Sheet1.A56 Sheet1.A65:Sheet1.A65 Sheet1.A74:Sheet1.A74 Sheet1.A83:Sheet1.A83 Sheet1.A92:Sheet1.A92 Sheet1.A101:Sheet1.A101 Sheet1.A110:Sheet1.A110" chart:data-source-has-labels="both" svg:x="0.77cm" svg:y="0.675cm" svg:width="14.591cm" svg:height="7.73cm" dr3d:transform="matrix (0.947256549067869 0.0565745321024438 0.315443105116313 -0.0981022340940284 0.988232504466727 0.117356162092927 -0.305091759826109 -0.142112066457464 0.941659799849923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24cm" svg:y="0.732cm" svg:width="13.596cm" svg:height="6.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B2:Sheet1.B10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Sheet1.N2:Sheet1.N10" chart:label-cell-address="Sheet1.A2:Sheet1.A2" chart:class="chart:bar">
            <chart:data-point chart:repeated="9"/>
          </chart:series>
          <chart:series chart:style-name="ch7" chart:values-cell-range-address="Sheet1.N11:Sheet1.N19" chart:label-cell-address="Sheet1.A11:Sheet1.A11" chart:class="chart:bar">
            <chart:data-point chart:repeated="9"/>
          </chart:series>
          <chart:series chart:style-name="ch8" chart:values-cell-range-address="Sheet1.N20:Sheet1.N28" chart:label-cell-address="Sheet1.A20:Sheet1.A20" chart:class="chart:bar">
            <chart:data-point chart:repeated="9"/>
          </chart:series>
          <chart:series chart:style-name="ch9" chart:values-cell-range-address="Sheet1.N29:Sheet1.N37" chart:label-cell-address="Sheet1.A29:Sheet1.A29" chart:class="chart:bar">
            <chart:data-point chart:repeated="9"/>
          </chart:series>
          <chart:series chart:style-name="ch10" chart:values-cell-range-address="Sheet1.N38:Sheet1.N46" chart:label-cell-address="Sheet1.A38:Sheet1.A38" chart:class="chart:bar">
            <chart:data-point chart:repeated="9"/>
          </chart:series>
          <chart:series chart:style-name="ch11" chart:values-cell-range-address="Sheet1.N47:Sheet1.N55" chart:label-cell-address="Sheet1.A47:Sheet1.A47" chart:class="chart:bar">
            <chart:data-point chart:repeated="9"/>
          </chart:series>
          <chart:series chart:style-name="ch12" chart:values-cell-range-address="Sheet1.N56:Sheet1.N64" chart:label-cell-address="Sheet1.A56:Sheet1.A56" chart:class="chart:bar">
            <chart:data-point chart:repeated="9"/>
          </chart:series>
          <chart:series chart:style-name="ch13" chart:values-cell-range-address="Sheet1.N65:Sheet1.N73" chart:label-cell-address="Sheet1.A65:Sheet1.A65" chart:class="chart:bar">
            <chart:data-point chart:repeated="9"/>
          </chart:series>
          <chart:series chart:style-name="ch14" chart:values-cell-range-address="Sheet1.N74:Sheet1.N82" chart:label-cell-address="Sheet1.A74:Sheet1.A74" chart:class="chart:bar">
            <chart:data-point chart:repeated="9"/>
          </chart:series>
          <chart:series chart:style-name="ch15" chart:values-cell-range-address="Sheet1.N83:Sheet1.N91" chart:label-cell-address="Sheet1.A83:Sheet1.A83" chart:class="chart:bar">
            <chart:data-point chart:repeated="9"/>
          </chart:series>
          <chart:series chart:style-name="ch16" chart:values-cell-range-address="Sheet1.N92:Sheet1.N100" chart:label-cell-address="Sheet1.A92:Sheet1.A92" chart:class="chart:bar">
            <chart:data-point chart:repeated="9"/>
          </chart:series>
          <chart:series chart:style-name="ch17" chart:values-cell-range-address="Sheet1.N101:Sheet1.N109" chart:label-cell-address="Sheet1.A101:Sheet1.A101" chart:class="chart:bar">
            <chart:data-point chart:repeated="9"/>
          </chart:series>
          <chart:series chart:style-name="ch18" chart:values-cell-range-address="Sheet1.N110:Sheet1.N118" chart:label-cell-address="Sheet1.A110:Sheet1.A110" chart:class="chart:b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A2:Sheet1.A2</svg:desc>
                </draw:g>
              </table:table-cell>
              <table:table-cell office:value-type="string">
                <text:p>4</text:p>
                <draw:g>
                  <svg:desc>Sheet1.A11:Sheet1.A11</svg:desc>
                </draw:g>
              </table:table-cell>
              <table:table-cell office:value-type="string">
                <text:p>5</text:p>
                <draw:g>
                  <svg:desc>Sheet1.A20:Sheet1.A20</svg:desc>
                </draw:g>
              </table:table-cell>
              <table:table-cell office:value-type="string">
                <text:p>6</text:p>
                <draw:g>
                  <svg:desc>Sheet1.A29:Sheet1.A29</svg:desc>
                </draw:g>
              </table:table-cell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string">
                <text:p>8</text:p>
                <draw:g>
                  <svg:desc>Sheet1.A47:Sheet1.A47</svg:desc>
                </draw:g>
              </table:table-cell>
              <table:table-cell office:value-type="string">
                <text:p>9</text:p>
                <draw:g>
                  <svg:desc>Sheet1.A56:Sheet1.A56</svg:desc>
                </draw:g>
              </table:table-cell>
              <table:table-cell office:value-type="string">
                <text:p>10</text:p>
                <draw:g>
                  <svg:desc>Sheet1.A65:Sheet1.A65</svg:desc>
                </draw:g>
              </table:table-cell>
              <table:table-cell office:value-type="string">
                <text:p>11</text:p>
                <draw:g>
                  <svg:desc>Sheet1.A74:Sheet1.A74</svg:desc>
                </draw:g>
              </table:table-cell>
              <table:table-cell office:value-type="string">
                <text:p>12</text:p>
                <draw:g>
                  <svg:desc>Sheet1.A83:Sheet1.A83</svg:desc>
                </draw:g>
              </table:table-cell>
              <table:table-cell office:value-type="string">
                <text:p>13</text:p>
                <draw:g>
                  <svg:desc>Sheet1.A92:Sheet1.A92</svg:desc>
                </draw:g>
              </table:table-cell>
              <table:table-cell office:value-type="string">
                <text:p>14</text:p>
                <draw:g>
                  <svg:desc>Sheet1.A101:Sheet1.A101</svg:desc>
                </draw:g>
              </table:table-cell>
              <table:table-cell office:value-type="string">
                <text:p>15</text:p>
                <draw:g>
                  <svg:desc>Sheet1.A110:Sheet1.A110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Sheet1.B2:Sheet1.B10</svg:desc>
                </draw:g>
              </table:table-cell>
              <table:table-cell office:value-type="float" office:value="0.770341029058825">
                <text:p>0.770341029058825</text:p>
                <draw:g>
                  <svg:desc>Sheet1.N2:Sheet1.N10</svg:desc>
                </draw:g>
              </table:table-cell>
              <table:table-cell office:value-type="float" office:value="0.995504432210625">
                <text:p>0.995504432210625</text:p>
                <draw:g>
                  <svg:desc>Sheet1.N11:Sheet1.N19</svg:desc>
                </draw:g>
              </table:table-cell>
              <table:table-cell office:value-type="float" office:value="0">
                <text:p>0</text:p>
                <draw:g>
                  <svg:desc>Sheet1.N20:Sheet1.N28</svg:desc>
                </draw:g>
              </table:table-cell>
              <table:table-cell office:value-type="float" office:value="0">
                <text:p>0</text:p>
                <draw:g>
                  <svg:desc>Sheet1.N29:Sheet1.N37</svg:desc>
                </draw:g>
              </table:table-cell>
              <table:table-cell office:value-type="float" office:value="0">
                <text:p>0</text:p>
                <draw:g>
                  <svg:desc>Sheet1.N38:Sheet1.N46</svg:desc>
                </draw:g>
              </table:table-cell>
              <table:table-cell office:value-type="float" office:value="0">
                <text:p>0</text:p>
                <draw:g>
                  <svg:desc>Sheet1.N47:Sheet1.N55</svg:desc>
                </draw:g>
              </table:table-cell>
              <table:table-cell office:value-type="float" office:value="0">
                <text:p>0</text:p>
                <draw:g>
                  <svg:desc>Sheet1.N56:Sheet1.N64</svg:desc>
                </draw:g>
              </table:table-cell>
              <table:table-cell office:value-type="float" office:value="0">
                <text:p>0</text:p>
                <draw:g>
                  <svg:desc>Sheet1.N65:Sheet1.N73</svg:desc>
                </draw:g>
              </table:table-cell>
              <table:table-cell office:value-type="float" office:value="0">
                <text:p>0</text:p>
                <draw:g>
                  <svg:desc>Sheet1.N74:Sheet1.N82</svg:desc>
                </draw:g>
              </table:table-cell>
              <table:table-cell office:value-type="float" office:value="0">
                <text:p>0</text:p>
                <draw:g>
                  <svg:desc>Sheet1.N83:Sheet1.N91</svg:desc>
                </draw:g>
              </table:table-cell>
              <table:table-cell office:value-type="float" office:value="0">
                <text:p>0</text:p>
                <draw:g>
                  <svg:desc>Sheet1.N92:Sheet1.N100</svg:desc>
                </draw:g>
              </table:table-cell>
              <table:table-cell office:value-type="float" office:value="0">
                <text:p>0</text:p>
                <draw:g>
                  <svg:desc>Sheet1.N101:Sheet1.N109</svg:desc>
                </draw:g>
              </table:table-cell>
              <table:table-cell office:value-type="float" office:value="0">
                <text:p>0</text:p>
                <draw:g>
                  <svg:desc>Sheet1.N110:Sheet1.N11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877591088463602">
                <text:p>0.877591088463602</text:p>
              </table:table-cell>
              <table:table-cell office:value-type="float" office:value="0.8451080010841">
                <text:p>0.8451080010841</text:p>
              </table:table-cell>
              <table:table-cell office:value-type="float" office:value="0.992686520873837">
                <text:p>0.992686520873837</text:p>
              </table:table-cell>
              <table:table-cell office:value-type="float" office:value="0.995551486316748">
                <text:p>0.995551486316748</text:p>
              </table:table-cell>
              <table:table-cell office:value-type="float" office:value="0.99343780792169">
                <text:p>0.99343780792169</text:p>
              </table:table-cell>
              <table:table-cell office:value-type="float" office:value="0.991377392616661">
                <text:p>0.991377392616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.970042487140033">
                <text:p>0.970042487140033</text:p>
              </table:table-cell>
              <table:table-cell office:value-type="float" office:value="0.956765718075397">
                <text:p>0.956765718075397</text:p>
              </table:table-cell>
              <table:table-cell office:value-type="float" office:value="0.991724021541526">
                <text:p>0.991724021541526</text:p>
              </table:table-cell>
              <table:table-cell office:value-type="float" office:value="0.991311022870303">
                <text:p>0.991311022870303</text:p>
              </table:table-cell>
              <table:table-cell office:value-type="float" office:value="0.989824805337271">
                <text:p>0.989824805337271</text:p>
              </table:table-cell>
              <table:table-cell office:value-type="float" office:value="0.987505139815717">
                <text:p>0.987505139815717</text:p>
              </table:table-cell>
              <table:table-cell office:value-type="float" office:value="0.987390496906244">
                <text:p>0.987390496906244</text:p>
              </table:table-cell>
              <table:table-cell office:value-type="float" office:value="0.986779269180188">
                <text:p>0.986779269180188</text:p>
              </table:table-cell>
              <table:table-cell office:value-type="float" office:value="0.982044430336526">
                <text:p>0.982044430336526</text:p>
              </table:table-cell>
              <table:table-cell office:value-type="float" office:value="0.981832977012549">
                <text:p>0.981832977012549</text:p>
              </table:table-cell>
              <table:table-cell office:value-type="float" office:value="0.981832977012549">
                <text:p>0.981832977012549</text:p>
              </table:table-cell>
              <table:table-cell office:value-type="float" office:value="0.982106991633937">
                <text:p>0.982106991633937</text:p>
              </table:table-cell>
              <table:table-cell office:value-type="float" office:value="0.9821892881064">
                <text:p>0.982189288106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952709352399611">
                <text:p>0.952709352399611</text:p>
              </table:table-cell>
              <table:table-cell office:value-type="float" office:value="0.945280499976521">
                <text:p>0.945280499976521</text:p>
              </table:table-cell>
              <table:table-cell office:value-type="float" office:value="0.960951698969063">
                <text:p>0.960951698969063</text:p>
              </table:table-cell>
              <table:table-cell office:value-type="float" office:value="0.967212189236407">
                <text:p>0.967212189236407</text:p>
              </table:table-cell>
              <table:table-cell office:value-type="float" office:value="0.956959476356166">
                <text:p>0.956959476356166</text:p>
              </table:table-cell>
              <table:table-cell office:value-type="float" office:value="0.957186420425512">
                <text:p>0.957186420425512</text:p>
              </table:table-cell>
              <table:table-cell office:value-type="float" office:value="0.941042872261523">
                <text:p>0.941042872261523</text:p>
              </table:table-cell>
              <table:table-cell office:value-type="float" office:value="0.988262292717459">
                <text:p>0.988262292717459</text:p>
              </table:table-cell>
              <table:table-cell office:value-type="float" office:value="0.987349108641754">
                <text:p>0.987349108641754</text:p>
              </table:table-cell>
              <table:table-cell office:value-type="float" office:value="0.982498672477424">
                <text:p>0.982498672477424</text:p>
              </table:table-cell>
              <table:table-cell office:value-type="float" office:value="0.982498672477424">
                <text:p>0.982498672477424</text:p>
              </table:table-cell>
              <table:table-cell office:value-type="float" office:value="0.982498672477424">
                <text:p>0.982498672477424</text:p>
              </table:table-cell>
              <table:table-cell office:value-type="float" office:value="0.982498672477424">
                <text:p>0.982498672477424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0.94738204339063">
                <text:p>0.94738204339063</text:p>
              </table:table-cell>
              <table:table-cell office:value-type="float" office:value="0.945044743697354">
                <text:p>0.945044743697354</text:p>
              </table:table-cell>
              <table:table-cell office:value-type="float" office:value="0.988814056889878">
                <text:p>0.988814056889878</text:p>
              </table:table-cell>
              <table:table-cell office:value-type="float" office:value="0.987974565260726">
                <text:p>0.987974565260726</text:p>
              </table:table-cell>
              <table:table-cell office:value-type="float" office:value="0.986026802790212">
                <text:p>0.986026802790212</text:p>
              </table:table-cell>
              <table:table-cell office:value-type="float" office:value="0.986253746859558">
                <text:p>0.986253746859558</text:p>
              </table:table-cell>
              <table:table-cell office:value-type="float" office:value="0.983015447272681">
                <text:p>0.983015447272681</text:p>
              </table:table-cell>
              <table:table-cell office:value-type="float" office:value="0.909127641620297">
                <text:p>0.909127641620297</text:p>
              </table:table-cell>
              <table:table-cell office:value-type="float" office:value="0.898057275393527">
                <text:p>0.898057275393527</text:p>
              </table:table-cell>
              <table:table-cell office:value-type="float" office:value="0.976169077582298">
                <text:p>0.976169077582298</text:p>
              </table:table-cell>
              <table:table-cell office:value-type="float" office:value="0.976169077582298">
                <text:p>0.976169077582298</text:p>
              </table:table-cell>
              <table:table-cell office:value-type="float" office:value="0.976169077582298">
                <text:p>0.976169077582298</text:p>
              </table:table-cell>
              <table:table-cell office:value-type="float" office:value="0.976169077582298">
                <text:p>0.97616907758229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50607060439331">
                <text:p>0.950607060439331</text:p>
              </table:table-cell>
              <table:table-cell office:value-type="float" office:value="0.950048842346095">
                <text:p>0.950048842346095</text:p>
              </table:table-cell>
              <table:table-cell office:value-type="float" office:value="0.979249307913681">
                <text:p>0.979249307913681</text:p>
              </table:table-cell>
              <table:table-cell office:value-type="float" office:value="0.985808208061634">
                <text:p>0.985808208061634</text:p>
              </table:table-cell>
              <table:table-cell office:value-type="float" office:value="0.984703625192448">
                <text:p>0.984703625192448</text:p>
              </table:table-cell>
              <table:table-cell office:value-type="float" office:value="0.983976984282431">
                <text:p>0.983976984282431</text:p>
              </table:table-cell>
              <table:table-cell office:value-type="float" office:value="0.980738684695553">
                <text:p>0.980738684695553</text:p>
              </table:table-cell>
              <table:table-cell office:value-type="float" office:value="0.980738684695553">
                <text:p>0.980738684695553</text:p>
              </table:table-cell>
              <table:table-cell office:value-type="float" office:value="0.977944598614371">
                <text:p>0.977944598614371</text:p>
              </table:table-cell>
              <table:table-cell office:value-type="float" office:value="0.971952316021113">
                <text:p>0.971952316021113</text:p>
              </table:table-cell>
              <table:table-cell office:value-type="float" office:value="0.971952316021113">
                <text:p>0.971952316021113</text:p>
              </table:table-cell>
              <table:table-cell office:value-type="float" office:value="0.969381558865477">
                <text:p>0.969381558865477</text:p>
              </table:table-cell>
              <table:table-cell office:value-type="float" office:value="0.969381558865477">
                <text:p>0.969381558865477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950415345576608">
                <text:p>0.950415345576608</text:p>
              </table:table-cell>
              <table:table-cell office:value-type="float" office:value="0.95643361327519">
                <text:p>0.95643361327519</text:p>
              </table:table-cell>
              <table:table-cell office:value-type="float" office:value="0.971771064528892">
                <text:p>0.971771064528892</text:p>
              </table:table-cell>
              <table:table-cell office:value-type="float" office:value="0.969272313047451">
                <text:p>0.969272313047451</text:p>
              </table:table-cell>
              <table:table-cell office:value-type="float" office:value="0.979927438349849">
                <text:p>0.979927438349849</text:p>
              </table:table-cell>
              <table:table-cell office:value-type="float" office:value="0.978393753813356">
                <text:p>0.978393753813356</text:p>
              </table:table-cell>
              <table:table-cell office:value-type="float" office:value="0.975155454226478">
                <text:p>0.975155454226478</text:p>
              </table:table-cell>
              <table:table-cell office:value-type="float" office:value="0.975155454226478">
                <text:p>0.975155454226478</text:p>
              </table:table-cell>
              <table:table-cell office:value-type="float" office:value="0.970965560528028">
                <text:p>0.970965560528028</text:p>
              </table:table-cell>
              <table:table-cell office:value-type="float" office:value="0.962646931905988">
                <text:p>0.962646931905988</text:p>
              </table:table-cell>
              <table:table-cell office:value-type="float" office:value="0.962646931905988">
                <text:p>0.962646931905988</text:p>
              </table:table-cell>
              <table:table-cell office:value-type="float" office:value="0.962646931905988">
                <text:p>0.962646931905988</text:p>
              </table:table-cell>
              <table:table-cell office:value-type="float" office:value="0.962646931905988">
                <text:p>0.96264693190598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17531285210722">
                <text:p>0.917531285210722</text:p>
              </table:table-cell>
              <table:table-cell office:value-type="float" office:value="0.918592491885809">
                <text:p>0.918592491885809</text:p>
              </table:table-cell>
              <table:table-cell office:value-type="float" office:value="0.928538989382528">
                <text:p>0.928538989382528</text:p>
              </table:table-cell>
              <table:table-cell office:value-type="float" office:value="0.942932431429865">
                <text:p>0.942932431429865</text:p>
              </table:table-cell>
              <table:table-cell office:value-type="float" office:value="0.924066493891761">
                <text:p>0.924066493891761</text:p>
              </table:table-cell>
              <table:table-cell office:value-type="float" office:value="0.927321481532506">
                <text:p>0.927321481532506</text:p>
              </table:table-cell>
              <table:table-cell office:value-type="float" office:value="0.923550637421032">
                <text:p>0.923550637421032</text:p>
              </table:table-cell>
              <table:table-cell office:value-type="float" office:value="0.923550637421032">
                <text:p>0.923550637421032</text:p>
              </table:table-cell>
              <table:table-cell office:value-type="float" office:value="0.909877759101182">
                <text:p>0.909877759101182</text:p>
              </table:table-cell>
              <table:table-cell office:value-type="float" office:value="0.909877759101182">
                <text:p>0.909877759101182</text:p>
              </table:table-cell>
              <table:table-cell office:value-type="float" office:value="0.890924130628768">
                <text:p>0.890924130628768</text:p>
              </table:table-cell>
              <table:table-cell office:value-type="float" office:value="0.899660284184236">
                <text:p>0.899660284184236</text:p>
              </table:table-cell>
              <table:table-cell office:value-type="float" office:value="0.899660284184236">
                <text:p>0.89966028418423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850355794053116">
                <text:p>0.850355794053116</text:p>
              </table:table-cell>
              <table:table-cell office:value-type="float" office:value="0.859161171434577">
                <text:p>0.859161171434577</text:p>
              </table:table-cell>
              <table:table-cell office:value-type="float" office:value="0.842095772678104">
                <text:p>0.842095772678104</text:p>
              </table:table-cell>
              <table:table-cell office:value-type="float" office:value="0.842095772678104">
                <text:p>0.842095772678104</text:p>
              </table:table-cell>
              <table:table-cell office:value-type="float" office:value="0.796424378620071">
                <text:p>0.796424378620071</text:p>
              </table:table-cell>
              <table:table-cell office:value-type="float" office:value="0.796424378620071">
                <text:p>0.796424378620071</text:p>
              </table:table-cell>
              <table:table-cell office:value-type="float" office:value="0.825629470011728">
                <text:p>0.825629470011728</text:p>
              </table:table-cell>
              <table:table-cell office:value-type="float" office:value="0.825629470011728">
                <text:p>0.825629470011728</text:p>
              </table:table-cell>
              <table:table-cell office:value-type="float" office:value="0.796039789720415">
                <text:p>0.796039789720415</text:p>
              </table:table-cell>
              <table:table-cell office:value-type="float" office:value="0.809698608340759">
                <text:p>0.809698608340759</text:p>
              </table:table-cell>
              <table:table-cell office:value-type="float" office:value="0.809698608340759">
                <text:p>0.809698608340759</text:p>
              </table:table-cell>
              <table:table-cell office:value-type="float" office:value="0.809698608340759">
                <text:p>0.809698608340759</text:p>
              </table:table-cell>
              <table:table-cell office:value-type="float" office:value="0.840661203174321">
                <text:p>0.840661203174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8cm" chart:symbol-height="0.18cm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18cm" chart:symbol-height="0.18cm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8cm" chart:symbol-height="0.18cm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plot-area chart:style-name="ch2" table:cell-range-address="Sheet1.B2:Sheet1.B10 Sheet1.A2:Sheet1.A2 Sheet1.M2:Sheet1.M118 Sheet1.A11:Sheet1.A11 Sheet1.A20:Sheet1.A20 Sheet1.A29:Sheet1.A29 Sheet1.A38:Sheet1.A38 Sheet1.A47:Sheet1.A47 Sheet1.A56:Sheet1.A56 Sheet1.A65:Sheet1.A65 Sheet1.A74:Sheet1.A74 Sheet1.A83:Sheet1.A83 Sheet1.A92:Sheet1.A92 Sheet1.A101:Sheet1.A101 Sheet1.A110:Sheet1.A110" chart:data-source-has-labels="both" svg:x="0.77cm" svg:y="0.675cm" svg:width="14.591cm" svg:height="7.73cm" dr3d:transform="matrix (0.937237494454451 0.062096284753135 0.343117954074981 -0.162631045569486 0.948278337861478 0.272615731313598 -0.308442899100821 -0.311307316590102 0.898860797138106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24cm" svg:y="0.729cm" svg:width="13.568cm" svg:height="6.6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B2:Sheet1.B10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Sheet1.M2:Sheet1.M10" chart:label-cell-address="Sheet1.A2:Sheet1.A2" chart:class="chart:bar">
            <chart:data-point chart:repeated="9"/>
          </chart:series>
          <chart:series chart:style-name="ch7" chart:values-cell-range-address="Sheet1.M11:Sheet1.M19" chart:label-cell-address="Sheet1.A11:Sheet1.A11" chart:class="chart:bar">
            <chart:data-point chart:repeated="9"/>
          </chart:series>
          <chart:series chart:style-name="ch8" chart:values-cell-range-address="Sheet1.M20:Sheet1.M28" chart:label-cell-address="Sheet1.A20:Sheet1.A20" chart:class="chart:bar">
            <chart:data-point chart:repeated="9"/>
          </chart:series>
          <chart:series chart:style-name="ch9" chart:values-cell-range-address="Sheet1.M29:Sheet1.M37" chart:label-cell-address="Sheet1.A29:Sheet1.A29" chart:class="chart:bar">
            <chart:data-point chart:repeated="9"/>
          </chart:series>
          <chart:series chart:style-name="ch10" chart:values-cell-range-address="Sheet1.M38:Sheet1.M46" chart:label-cell-address="Sheet1.A38:Sheet1.A38" chart:class="chart:bar">
            <chart:data-point chart:repeated="9"/>
          </chart:series>
          <chart:series chart:style-name="ch11" chart:values-cell-range-address="Sheet1.M47:Sheet1.M55" chart:label-cell-address="Sheet1.A47:Sheet1.A47" chart:class="chart:bar">
            <chart:data-point chart:repeated="9"/>
          </chart:series>
          <chart:series chart:style-name="ch12" chart:values-cell-range-address="Sheet1.M56:Sheet1.M64" chart:label-cell-address="Sheet1.A56:Sheet1.A56" chart:class="chart:bar">
            <chart:data-point chart:repeated="9"/>
          </chart:series>
          <chart:series chart:style-name="ch13" chart:values-cell-range-address="Sheet1.M65:Sheet1.M73" chart:label-cell-address="Sheet1.A65:Sheet1.A65" chart:class="chart:bar">
            <chart:data-point chart:repeated="9"/>
          </chart:series>
          <chart:series chart:style-name="ch14" chart:values-cell-range-address="Sheet1.M74:Sheet1.M82" chart:label-cell-address="Sheet1.A74:Sheet1.A74" chart:class="chart:bar">
            <chart:data-point chart:repeated="9"/>
          </chart:series>
          <chart:series chart:style-name="ch15" chart:values-cell-range-address="Sheet1.M83:Sheet1.M91" chart:label-cell-address="Sheet1.A83:Sheet1.A83" chart:class="chart:bar">
            <chart:data-point chart:repeated="9"/>
          </chart:series>
          <chart:series chart:style-name="ch16" chart:values-cell-range-address="Sheet1.M92:Sheet1.M100" chart:label-cell-address="Sheet1.A92:Sheet1.A92" chart:class="chart:bar">
            <chart:data-point chart:repeated="9"/>
          </chart:series>
          <chart:series chart:style-name="ch17" chart:values-cell-range-address="Sheet1.M101:Sheet1.M109" chart:label-cell-address="Sheet1.A101:Sheet1.A101" chart:class="chart:bar">
            <chart:data-point chart:repeated="9"/>
          </chart:series>
          <chart:series chart:style-name="ch18" chart:values-cell-range-address="Sheet1.M110:Sheet1.M118" chart:label-cell-address="Sheet1.A110:Sheet1.A110" chart:class="chart:b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A2:Sheet1.A2</svg:desc>
                </draw:g>
              </table:table-cell>
              <table:table-cell office:value-type="string">
                <text:p>4</text:p>
                <draw:g>
                  <svg:desc>Sheet1.A11:Sheet1.A11</svg:desc>
                </draw:g>
              </table:table-cell>
              <table:table-cell office:value-type="string">
                <text:p>5</text:p>
                <draw:g>
                  <svg:desc>Sheet1.A20:Sheet1.A20</svg:desc>
                </draw:g>
              </table:table-cell>
              <table:table-cell office:value-type="string">
                <text:p>6</text:p>
                <draw:g>
                  <svg:desc>Sheet1.A29:Sheet1.A29</svg:desc>
                </draw:g>
              </table:table-cell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string">
                <text:p>8</text:p>
                <draw:g>
                  <svg:desc>Sheet1.A47:Sheet1.A47</svg:desc>
                </draw:g>
              </table:table-cell>
              <table:table-cell office:value-type="string">
                <text:p>9</text:p>
                <draw:g>
                  <svg:desc>Sheet1.A56:Sheet1.A56</svg:desc>
                </draw:g>
              </table:table-cell>
              <table:table-cell office:value-type="string">
                <text:p>10</text:p>
                <draw:g>
                  <svg:desc>Sheet1.A65:Sheet1.A65</svg:desc>
                </draw:g>
              </table:table-cell>
              <table:table-cell office:value-type="string">
                <text:p>11</text:p>
                <draw:g>
                  <svg:desc>Sheet1.A74:Sheet1.A74</svg:desc>
                </draw:g>
              </table:table-cell>
              <table:table-cell office:value-type="string">
                <text:p>12</text:p>
                <draw:g>
                  <svg:desc>Sheet1.A83:Sheet1.A83</svg:desc>
                </draw:g>
              </table:table-cell>
              <table:table-cell office:value-type="string">
                <text:p>13</text:p>
                <draw:g>
                  <svg:desc>Sheet1.A92:Sheet1.A92</svg:desc>
                </draw:g>
              </table:table-cell>
              <table:table-cell office:value-type="string">
                <text:p>14</text:p>
                <draw:g>
                  <svg:desc>Sheet1.A101:Sheet1.A101</svg:desc>
                </draw:g>
              </table:table-cell>
              <table:table-cell office:value-type="string">
                <text:p>15</text:p>
                <draw:g>
                  <svg:desc>Sheet1.A110:Sheet1.A110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Sheet1.B2:Sheet1.B10</svg:desc>
                </draw:g>
              </table:table-cell>
              <table:table-cell office:value-type="float" office:value="0.30813641162353">
                <text:p>0.30813641162353</text:p>
                <draw:g>
                  <svg:desc>Sheet1.M2:Sheet1.M10</svg:desc>
                </draw:g>
              </table:table-cell>
              <table:table-cell office:value-type="float" office:value="0.0995504432210625">
                <text:p>0.0995504432210625</text:p>
                <draw:g>
                  <svg:desc>Sheet1.M11:Sheet1.M19</svg:desc>
                </draw:g>
              </table:table-cell>
              <table:table-cell office:value-type="float" office:value="0">
                <text:p>0</text:p>
                <draw:g>
                  <svg:desc>Sheet1.M20:Sheet1.M28</svg:desc>
                </draw:g>
              </table:table-cell>
              <table:table-cell office:value-type="float" office:value="0">
                <text:p>0</text:p>
                <draw:g>
                  <svg:desc>Sheet1.M29:Sheet1.M37</svg:desc>
                </draw:g>
              </table:table-cell>
              <table:table-cell office:value-type="float" office:value="0">
                <text:p>0</text:p>
                <draw:g>
                  <svg:desc>Sheet1.M38:Sheet1.M46</svg:desc>
                </draw:g>
              </table:table-cell>
              <table:table-cell office:value-type="float" office:value="0">
                <text:p>0</text:p>
                <draw:g>
                  <svg:desc>Sheet1.M47:Sheet1.M55</svg:desc>
                </draw:g>
              </table:table-cell>
              <table:table-cell office:value-type="float" office:value="0">
                <text:p>0</text:p>
                <draw:g>
                  <svg:desc>Sheet1.M56:Sheet1.M64</svg:desc>
                </draw:g>
              </table:table-cell>
              <table:table-cell office:value-type="float" office:value="0">
                <text:p>0</text:p>
                <draw:g>
                  <svg:desc>Sheet1.M65:Sheet1.M73</svg:desc>
                </draw:g>
              </table:table-cell>
              <table:table-cell office:value-type="float" office:value="0">
                <text:p>0</text:p>
                <draw:g>
                  <svg:desc>Sheet1.M74:Sheet1.M82</svg:desc>
                </draw:g>
              </table:table-cell>
              <table:table-cell office:value-type="float" office:value="0">
                <text:p>0</text:p>
                <draw:g>
                  <svg:desc>Sheet1.M83:Sheet1.M91</svg:desc>
                </draw:g>
              </table:table-cell>
              <table:table-cell office:value-type="float" office:value="0">
                <text:p>0</text:p>
                <draw:g>
                  <svg:desc>Sheet1.M92:Sheet1.M100</svg:desc>
                </draw:g>
              </table:table-cell>
              <table:table-cell office:value-type="float" office:value="0">
                <text:p>0</text:p>
                <draw:g>
                  <svg:desc>Sheet1.M101:Sheet1.M109</svg:desc>
                </draw:g>
              </table:table-cell>
              <table:table-cell office:value-type="float" office:value="0">
                <text:p>0</text:p>
                <draw:g>
                  <svg:desc>Sheet1.M110:Sheet1.M11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702072870770881">
                <text:p>0.702072870770881</text:p>
              </table:table-cell>
              <table:table-cell office:value-type="float" office:value="0.50706480065046">
                <text:p>0.50706480065046</text:p>
              </table:table-cell>
              <table:table-cell office:value-type="float" office:value="0.496343260436919">
                <text:p>0.496343260436919</text:p>
              </table:table-cell>
              <table:table-cell office:value-type="float" office:value="0.298665445895024">
                <text:p>0.298665445895024</text:p>
              </table:table-cell>
              <table:table-cell office:value-type="float" office:value="0.198687561584338">
                <text:p>0.198687561584338</text:p>
              </table:table-cell>
              <table:table-cell office:value-type="float" office:value="0.0991377392616661">
                <text:p>0.0991377392616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.776033989712026">
                <text:p>0.776033989712026</text:p>
              </table:table-cell>
              <table:table-cell office:value-type="float" office:value="0.765412574460318">
                <text:p>0.765412574460318</text:p>
              </table:table-cell>
              <table:table-cell office:value-type="float" office:value="0.793379217233221">
                <text:p>0.793379217233221</text:p>
              </table:table-cell>
              <table:table-cell office:value-type="float" office:value="0.594786613722182">
                <text:p>0.594786613722182</text:p>
              </table:table-cell>
              <table:table-cell office:value-type="float" office:value="0.494912402668636">
                <text:p>0.494912402668636</text:p>
              </table:table-cell>
              <table:table-cell office:value-type="float" office:value="0.395002055926287">
                <text:p>0.395002055926287</text:p>
              </table:table-cell>
              <table:table-cell office:value-type="float" office:value="0.394956198762497">
                <text:p>0.394956198762497</text:p>
              </table:table-cell>
              <table:table-cell office:value-type="float" office:value="0.296033780754056">
                <text:p>0.296033780754056</text:p>
              </table:table-cell>
              <table:table-cell office:value-type="float" office:value="0.196408886067305">
                <text:p>0.196408886067305</text:p>
              </table:table-cell>
              <table:table-cell office:value-type="float" office:value="0.19636659540251">
                <text:p>0.19636659540251</text:p>
              </table:table-cell>
              <table:table-cell office:value-type="float" office:value="0.19636659540251">
                <text:p>0.19636659540251</text:p>
              </table:table-cell>
              <table:table-cell office:value-type="float" office:value="0.196421398326787">
                <text:p>0.196421398326787</text:p>
              </table:table-cell>
              <table:table-cell office:value-type="float" office:value="0.19643785762128">
                <text:p>0.19643785762128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762167481919689">
                <text:p>0.762167481919689</text:p>
              </table:table-cell>
              <table:table-cell office:value-type="float" office:value="0.756224399981217">
                <text:p>0.756224399981217</text:p>
              </table:table-cell>
              <table:table-cell office:value-type="float" office:value="0.768761359175251">
                <text:p>0.768761359175251</text:p>
              </table:table-cell>
              <table:table-cell office:value-type="float" office:value="0.677048532465485">
                <text:p>0.677048532465485</text:p>
              </table:table-cell>
              <table:table-cell office:value-type="float" office:value="0.478479738178083">
                <text:p>0.478479738178083</text:p>
              </table:table-cell>
              <table:table-cell office:value-type="float" office:value="0.478593210212756">
                <text:p>0.478593210212756</text:p>
              </table:table-cell>
              <table:table-cell office:value-type="float" office:value="0.470521436130762">
                <text:p>0.470521436130762</text:p>
              </table:table-cell>
              <table:table-cell office:value-type="float" office:value="0.49413114635873">
                <text:p>0.49413114635873</text:p>
              </table:table-cell>
              <table:table-cell office:value-type="float" office:value="0.394939643456702">
                <text:p>0.394939643456702</text:p>
              </table:table-cell>
              <table:table-cell office:value-type="float" office:value="0.196499734495485">
                <text:p>0.196499734495485</text:p>
              </table:table-cell>
              <table:table-cell office:value-type="float" office:value="0.196499734495485">
                <text:p>0.196499734495485</text:p>
              </table:table-cell>
              <table:table-cell office:value-type="float" office:value="0.196499734495485">
                <text:p>0.196499734495485</text:p>
              </table:table-cell>
              <table:table-cell office:value-type="float" office:value="0.196499734495485">
                <text:p>0.196499734495485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0.757905634712504">
                <text:p>0.757905634712504</text:p>
              </table:table-cell>
              <table:table-cell office:value-type="float" office:value="0.756035794957883">
                <text:p>0.756035794957883</text:p>
              </table:table-cell>
              <table:table-cell office:value-type="float" office:value="0.791051245511902">
                <text:p>0.791051245511902</text:p>
              </table:table-cell>
              <table:table-cell office:value-type="float" office:value="0.691582195682508">
                <text:p>0.691582195682508</text:p>
              </table:table-cell>
              <table:table-cell office:value-type="float" office:value="0.493013401395106">
                <text:p>0.493013401395106</text:p>
              </table:table-cell>
              <table:table-cell office:value-type="float" office:value="0.493126873429779">
                <text:p>0.493126873429779</text:p>
              </table:table-cell>
              <table:table-cell office:value-type="float" office:value="0.49150772363634">
                <text:p>0.49150772363634</text:p>
              </table:table-cell>
              <table:table-cell office:value-type="float" office:value="0.454563820810149">
                <text:p>0.454563820810149</text:p>
              </table:table-cell>
              <table:table-cell office:value-type="float" office:value="0.359222910157411">
                <text:p>0.359222910157411</text:p>
              </table:table-cell>
              <table:table-cell office:value-type="float" office:value="0.19523381551646">
                <text:p>0.19523381551646</text:p>
              </table:table-cell>
              <table:table-cell office:value-type="float" office:value="0.19523381551646">
                <text:p>0.19523381551646</text:p>
              </table:table-cell>
              <table:table-cell office:value-type="float" office:value="0.19523381551646">
                <text:p>0.19523381551646</text:p>
              </table:table-cell>
              <table:table-cell office:value-type="float" office:value="0.19523381551646">
                <text:p>0.1952338155164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760485648351465">
                <text:p>0.760485648351465</text:p>
              </table:table-cell>
              <table:table-cell office:value-type="float" office:value="0.760039073876876">
                <text:p>0.760039073876876</text:p>
              </table:table-cell>
              <table:table-cell office:value-type="float" office:value="0.783399446330945">
                <text:p>0.783399446330945</text:p>
              </table:table-cell>
              <table:table-cell office:value-type="float" office:value="0.788646566449307">
                <text:p>0.788646566449307</text:p>
              </table:table-cell>
              <table:table-cell office:value-type="float" office:value="0.492351812596224">
                <text:p>0.492351812596224</text:p>
              </table:table-cell>
              <table:table-cell office:value-type="float" office:value="0.491988492141215">
                <text:p>0.491988492141215</text:p>
              </table:table-cell>
              <table:table-cell office:value-type="float" office:value="0.490369342347776">
                <text:p>0.490369342347776</text:p>
              </table:table-cell>
              <table:table-cell office:value-type="float" office:value="0.490369342347776">
                <text:p>0.490369342347776</text:p>
              </table:table-cell>
              <table:table-cell office:value-type="float" office:value="0.391177839445748">
                <text:p>0.391177839445748</text:p>
              </table:table-cell>
              <table:table-cell office:value-type="float" office:value="0.291585694806334">
                <text:p>0.291585694806334</text:p>
              </table:table-cell>
              <table:table-cell office:value-type="float" office:value="0.291585694806334">
                <text:p>0.291585694806334</text:p>
              </table:table-cell>
              <table:table-cell office:value-type="float" office:value="0.193876311773095">
                <text:p>0.193876311773095</text:p>
              </table:table-cell>
              <table:table-cell office:value-type="float" office:value="0.193876311773095">
                <text:p>0.19387631177309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855373811018947">
                <text:p>0.855373811018947</text:p>
              </table:table-cell>
              <table:table-cell office:value-type="float" office:value="0.860790251947671">
                <text:p>0.860790251947671</text:p>
              </table:table-cell>
              <table:table-cell office:value-type="float" office:value="0.777416851623114">
                <text:p>0.777416851623114</text:p>
              </table:table-cell>
              <table:table-cell office:value-type="float" office:value="0.775417850437961">
                <text:p>0.775417850437961</text:p>
              </table:table-cell>
              <table:table-cell office:value-type="float" office:value="0.489963719174924">
                <text:p>0.489963719174924</text:p>
              </table:table-cell>
              <table:table-cell office:value-type="float" office:value="0.489196876906678">
                <text:p>0.489196876906678</text:p>
              </table:table-cell>
              <table:table-cell office:value-type="float" office:value="0.487577727113239">
                <text:p>0.487577727113239</text:p>
              </table:table-cell>
              <table:table-cell office:value-type="float" office:value="0.487577727113239">
                <text:p>0.487577727113239</text:p>
              </table:table-cell>
              <table:table-cell office:value-type="float" office:value="0.388386224211211">
                <text:p>0.388386224211211</text:p>
              </table:table-cell>
              <table:table-cell office:value-type="float" office:value="0.288794079571796">
                <text:p>0.288794079571796</text:p>
              </table:table-cell>
              <table:table-cell office:value-type="float" office:value="0.288794079571796">
                <text:p>0.288794079571796</text:p>
              </table:table-cell>
              <table:table-cell office:value-type="float" office:value="0.288794079571796">
                <text:p>0.288794079571796</text:p>
              </table:table-cell>
              <table:table-cell office:value-type="float" office:value="0.288794079571796">
                <text:p>0.2887940795717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82577815668965">
                <text:p>0.82577815668965</text:p>
              </table:table-cell>
              <table:table-cell office:value-type="float" office:value="0.826733242697228">
                <text:p>0.826733242697228</text:p>
              </table:table-cell>
              <table:table-cell office:value-type="float" office:value="0.742831191506022">
                <text:p>0.742831191506022</text:p>
              </table:table-cell>
              <table:table-cell office:value-type="float" office:value="0.754345945143892">
                <text:p>0.754345945143892</text:p>
              </table:table-cell>
              <table:table-cell office:value-type="float" office:value="0.646846545724233">
                <text:p>0.646846545724233</text:p>
              </table:table-cell>
              <table:table-cell office:value-type="float" office:value="0.556392888919503">
                <text:p>0.556392888919503</text:p>
              </table:table-cell>
              <table:table-cell office:value-type="float" office:value="0.554130382452619">
                <text:p>0.554130382452619</text:p>
              </table:table-cell>
              <table:table-cell office:value-type="float" office:value="0.554130382452619">
                <text:p>0.554130382452619</text:p>
              </table:table-cell>
              <table:table-cell office:value-type="float" office:value="0.454938879550591">
                <text:p>0.454938879550591</text:p>
              </table:table-cell>
              <table:table-cell office:value-type="float" office:value="0.454938879550591">
                <text:p>0.454938879550591</text:p>
              </table:table-cell>
              <table:table-cell office:value-type="float" office:value="0.356369652251507">
                <text:p>0.356369652251507</text:p>
              </table:table-cell>
              <table:table-cell office:value-type="float" office:value="0.269898085255271">
                <text:p>0.269898085255271</text:p>
              </table:table-cell>
              <table:table-cell office:value-type="float" office:value="0.269898085255271">
                <text:p>0.26989808525527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850355794053116">
                <text:p>0.850355794053116</text:p>
              </table:table-cell>
              <table:table-cell office:value-type="float" office:value="0.773245054291119">
                <text:p>0.773245054291119</text:p>
              </table:table-cell>
              <table:table-cell office:value-type="float" office:value="0.673676618142483">
                <text:p>0.673676618142483</text:p>
              </table:table-cell>
              <table:table-cell office:value-type="float" office:value="0.673676618142483">
                <text:p>0.673676618142483</text:p>
              </table:table-cell>
              <table:table-cell office:value-type="float" office:value="0.637139502896057">
                <text:p>0.637139502896057</text:p>
              </table:table-cell>
              <table:table-cell office:value-type="float" office:value="0.637139502896057">
                <text:p>0.637139502896057</text:p>
              </table:table-cell>
              <table:table-cell office:value-type="float" office:value="0.57794062900821">
                <text:p>0.57794062900821</text:p>
              </table:table-cell>
              <table:table-cell office:value-type="float" office:value="0.57794062900821">
                <text:p>0.57794062900821</text:p>
              </table:table-cell>
              <table:table-cell office:value-type="float" office:value="0.477623873832249">
                <text:p>0.477623873832249</text:p>
              </table:table-cell>
              <table:table-cell office:value-type="float" office:value="0.404849304170379">
                <text:p>0.404849304170379</text:p>
              </table:table-cell>
              <table:table-cell office:value-type="float" office:value="0.404849304170379">
                <text:p>0.404849304170379</text:p>
              </table:table-cell>
              <table:table-cell office:value-type="float" office:value="0.404849304170379">
                <text:p>0.404849304170379</text:p>
              </table:table-cell>
              <table:table-cell office:value-type="float" office:value="0.336264481269729">
                <text:p>0.336264481269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